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氏名">
            <text:p>氏名</text:p>
          </table:table-cell>
          <table:table-cell office:value-type="string" office:value="しめい">
            <text:p>しめい</text:p>
          </table:table-cell>
          <table:table-cell office:value-type="string" office:value="full name">
            <text:p>full 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に住所と氏名を書いてください。">
            <text:p>ここに住所と氏名を書いてください。</text:p>
          </table:table-cell>
          <table:table-cell office:value-type="string" office:value="ここ に じゅうしょ と しめい を かいて ください。">
            <text:p>ここ に じゅうしょ と しめい を かいて ください。</text:p>
          </table:table-cell>
          <table:table-cell office:value-type="string" office:value="Please write your full name and address here.">
            <text:p>Please write your full name and address here.</text:p>
          </table:table-cell>
          <table:table-cell office:value-type="string" office:value="このリストには、お客様の住所、氏名、電話番号が書いてある。">
            <text:p>このリストには、お客様の住所、氏名、電話番号が書いてある。</text:p>
          </table:table-cell>
          <table:table-cell office:value-type="string" office:value="この リスト に は、おきゃくさま の じゅうしょ、しめい、でんわ ばんごう が かいて ある。">
            <text:p>この リスト に は、おきゃくさま の じゅうしょ、しめい、でんわ ばんごう が かいて ある。</text:p>
          </table:table-cell>
          <table:table-cell office:value-type="string" office:value="This list includes customers' addresses, full names and telephone numbers.">
            <text:p>This list includes customers' addresses, full names and telephone number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今夜">
            <text:p>今夜</text:p>
          </table:table-cell>
          <table:table-cell office:value-type="string" office:value="こんや">
            <text:p>こんや</text:p>
          </table:table-cell>
          <table:table-cell office:value-type="string" office:value="tonight, this evening">
            <text:p>tonight, this eve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夜は月がとてもきれいです。">
            <text:p>今夜は月がとてもきれいです。</text:p>
          </table:table-cell>
          <table:table-cell office:value-type="string" office:value="こんや は つき が とても きれい です。">
            <text:p>こんや は つき が とても きれい です。</text:p>
          </table:table-cell>
          <table:table-cell office:value-type="string" office:value="The moon is very beautiful tonight.">
            <text:p>The moon is very beautiful tonight.</text:p>
          </table:table-cell>
          <table:table-cell office:value-type="string" office:value="今夜は星がよく見えます。">
            <text:p>今夜は星がよく見えます。</text:p>
          </table:table-cell>
          <table:table-cell office:value-type="string" office:value="こんや は ほし が よく みえます。">
            <text:p>こんや は ほし が よく みえます。</text:p>
          </table:table-cell>
          <table:table-cell office:value-type="string" office:value="You can see the stars clearly tonight.">
            <text:p>You can see the stars clearly tonigh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夜中">
            <text:p>夜中</text:p>
          </table:table-cell>
          <table:table-cell office:value-type="string" office:value="よなか">
            <text:p>よなか</text:p>
          </table:table-cell>
          <table:table-cell office:value-type="string" office:value="midnight">
            <text:p>midn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夜中に電話がありました。">
            <text:p>夜中に電話がありました。</text:p>
          </table:table-cell>
          <table:table-cell office:value-type="string" office:value="よなか に でんわ が ありました。">
            <text:p>よなか に でんわ が ありました。</text:p>
          </table:table-cell>
          <table:table-cell office:value-type="string" office:value="I got a phone call in the middle of the night.">
            <text:p>I got a phone call in the middle of the night.</text:p>
          </table:table-cell>
          <table:table-cell office:value-type="string" office:value="昨日は夜中まで起きていました。">
            <text:p>昨日は夜中まで起きていました。</text:p>
          </table:table-cell>
          <table:table-cell office:value-type="string" office:value="きのう は よなか まで おきて いました。">
            <text:p>きのう は よなか まで おきて いました。</text:p>
          </table:table-cell>
          <table:table-cell office:value-type="string" office:value="I stayed up until midnight yesterday.">
            <text:p>I stayed up until midnight yesterda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来週">
            <text:p>来週</text:p>
          </table:table-cell>
          <table:table-cell office:value-type="string" office:value="らいしゅう">
            <text:p>らいしゅう</text:p>
          </table:table-cell>
          <table:table-cell office:value-type="string" office:value="next week">
            <text:p>next 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続きは来週やりましょう。">
            <text:p>続きは来週やりましょう。</text:p>
          </table:table-cell>
          <table:table-cell office:value-type="string" office:value="つづき は らいしゅう やりましょう。">
            <text:p>つづき は らいしゅう やりましょう。</text:p>
          </table:table-cell>
          <table:table-cell office:value-type="string" office:value="We'll continue this next week.">
            <text:p>We'll continue this next week.</text:p>
          </table:table-cell>
          <table:table-cell office:value-type="string" office:value="私は来週、すごく忙しいです。">
            <text:p>私は来週、すごく忙しいです。</text:p>
          </table:table-cell>
          <table:table-cell office:value-type="string" office:value="わたし は らいしゅう、すごく いそがしい です。">
            <text:p>わたし は らいしゅう、すごく いそがしい です。</text:p>
          </table:table-cell>
          <table:table-cell office:value-type="string" office:value="I'll be very busy next week.">
            <text:p>I'll be very busy next wee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誰か">
            <text:p>誰か</text:p>
          </table:table-cell>
          <table:table-cell office:value-type="string" office:value="だれか">
            <text:p>だれか</text:p>
          </table:table-cell>
          <table:table-cell office:value-type="string" office:value="someone">
            <text:p>some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誰かに聞いてみてください。">
            <text:p>誰かに聞いてみてください。</text:p>
          </table:table-cell>
          <table:table-cell office:value-type="string" office:value="だれ か に きいて みて ください。">
            <text:p>だれ か に きいて みて ください。</text:p>
          </table:table-cell>
          <table:table-cell office:value-type="string" office:value="Please ask someone.">
            <text:p>Please ask someone.</text:p>
          </table:table-cell>
          <table:table-cell office:value-type="string" office:value="すみません、誰か来てください。">
            <text:p>すみません、誰か来てください。</text:p>
          </table:table-cell>
          <table:table-cell office:value-type="string" office:value="すみません、だれ か きて ください。">
            <text:p>すみません、だれ か きて ください。</text:p>
          </table:table-cell>
          <table:table-cell office:value-type="string" office:value="Excuse me, someone, please come.">
            <text:p>Excuse me, someone, please co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何">
            <text:p>何</text:p>
          </table:table-cell>
          <table:table-cell office:value-type="string" office:value="なん">
            <text:p>なん</text:p>
          </table:table-cell>
          <table:table-cell office:value-type="string" office:value="what (used with t, d, n consonants and counters)">
            <text:p>what (used with t, d, n consonants and counters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質問は何ですか。">
            <text:p>質問は何ですか。</text:p>
          </table:table-cell>
          <table:table-cell office:value-type="string" office:value="しつもん は なん です か。">
            <text:p>しつもん は なん です か。</text:p>
          </table:table-cell>
          <table:table-cell office:value-type="string" office:value="What's your question?">
            <text:p>What's your question?</text:p>
          </table:table-cell>
          <table:table-cell office:value-type="string" office:value="あれは何ですか。">
            <text:p>あれは何ですか。</text:p>
          </table:table-cell>
          <table:table-cell office:value-type="string" office:value="あれ は なん です か。">
            <text:p>あれ は なん です か。</text:p>
          </table:table-cell>
          <table:table-cell office:value-type="string" office:value="What's that?">
            <text:p>What's that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今朝">
            <text:p>今朝</text:p>
          </table:table-cell>
          <table:table-cell office:value-type="string" office:value="けさ">
            <text:p>けさ</text:p>
          </table:table-cell>
          <table:table-cell office:value-type="string" office:value="this morning">
            <text:p>this 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朝テレビでそのニュースを知りました。">
            <text:p>今朝テレビでそのニュースを知りました。</text:p>
          </table:table-cell>
          <table:table-cell office:value-type="string" office:value="けさ テレビ で その ニュース を しりました。">
            <text:p>けさ テレビ で その ニュース を しりました。</text:p>
          </table:table-cell>
          <table:table-cell office:value-type="string" office:value="I heard that news on TV this morning.">
            <text:p>I heard that news on TV this morning.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the house early this morning.">
            <text:p>I left the house early this morn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寿司">
            <text:p>寿司</text:p>
          </table:table-cell>
          <table:table-cell office:value-type="string" office:value="すし">
            <text:p>すし</text:p>
          </table:table-cell>
          <table:table-cell office:value-type="string" office:value="sushi">
            <text:p>sush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寿司を初めて食べました。">
            <text:p>彼女は寿司を初めて食べました。</text:p>
          </table:table-cell>
          <table:table-cell office:value-type="string" office:value="かのじょ は すし を はじめて たべました。">
            <text:p>かのじょ は すし を はじめて たべました。</text:p>
          </table:table-cell>
          <table:table-cell office:value-type="string" office:value="She ate sushi for the first time.">
            <text:p>She ate sushi for the first time.</text:p>
          </table:table-cell>
          <table:table-cell office:value-type="string" office:value="昼食に寿司を食べました。">
            <text:p>昼食に寿司を食べました。</text:p>
          </table:table-cell>
          <table:table-cell office:value-type="string" office:value="ちゅうしょく に すし を たべました。">
            <text:p>ちゅうしょく に すし を たべました。</text:p>
          </table:table-cell>
          <table:table-cell office:value-type="string" office:value="I ate sushi for lunch.">
            <text:p>I ate sushi for lunc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履く">
            <text:p>履く</text:p>
          </table:table-cell>
          <table:table-cell office:value-type="string" office:value="はく">
            <text:p>はく</text:p>
          </table:table-cell>
          <table:table-cell office:value-type="string" office:value="put on (shoes), wear (pants, skirt)">
            <text:p>put on (shoes), wear (pants, skir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ブーツを履いています。">
            <text:p>彼女はブーツを履いています。</text:p>
          </table:table-cell>
          <table:table-cell office:value-type="string" office:value="かのじょ は ブーツ を はいて います。">
            <text:p>かのじょ は ブーツ を はいて います。</text:p>
          </table:table-cell>
          <table:table-cell office:value-type="string" office:value="She's wearing boots.">
            <text:p>She's wearing boots.</text:p>
          </table:table-cell>
          <table:table-cell office:value-type="string" office:value="彼女は茶色の靴を履いています。">
            <text:p>彼女は茶色の靴を履いています。</text:p>
          </table:table-cell>
          <table:table-cell office:value-type="string" office:value="かのじょ は ちゃいろ の くつ を はいて います。">
            <text:p>かのじょ は ちゃいろ の くつ を はいて います。</text:p>
          </table:table-cell>
          <table:table-cell office:value-type="string" office:value="She's wearing brown shoes.">
            <text:p>She's wearing brown shoe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おじさん">
            <text:p>おじさん</text:p>
          </table:table-cell>
          <table:table-cell office:value-type="string" office:value="おじさん">
            <text:p>おじさん</text:p>
          </table:table-cell>
          <table:table-cell office:value-type="string" office:value="uncle">
            <text:p>un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おじさんに会いました。">
            <text:p>昨日おじさんに会いました。</text:p>
          </table:table-cell>
          <table:table-cell office:value-type="string" office:value="きのう おじさん に あいました。">
            <text:p>きのう おじさん に あいました。</text:p>
          </table:table-cell>
          <table:table-cell office:value-type="string" office:value="I met my uncle yesterday.">
            <text:p>I met my uncle yesterday.</text:p>
          </table:table-cell>
          <table:table-cell office:value-type="string" office:value="おじさんがクリスマスプレゼントをくれました。">
            <text:p>おじさんがクリスマスプレゼントをくれました。</text:p>
          </table:table-cell>
          <table:table-cell office:value-type="string" office:value="おじさん が クリスマス プレゼント を くれました。">
            <text:p>おじさん が クリスマス プレゼント を くれました。</text:p>
          </table:table-cell>
          <table:table-cell office:value-type="string" office:value="My uncle gave me a Christmas present.">
            <text:p>My uncle gave me a Christmas presen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おばさん">
            <text:p>おばさん</text:p>
          </table:table-cell>
          <table:table-cell office:value-type="string" office:value="おばさん">
            <text:p>おばさん</text:p>
          </table:table-cell>
          <table:table-cell office:value-type="string" office:value="aunt">
            <text:p>au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さん一家が遊びに来ました。">
            <text:p>おばさん一家が遊びに来ました。</text:p>
          </table:table-cell>
          <table:table-cell office:value-type="string" office:value="おばさん いっか が あそび に きました。">
            <text:p>おばさん いっか が あそび に きました。</text:p>
          </table:table-cell>
          <table:table-cell office:value-type="string" office:value="My aunt and her family came to visit me.">
            <text:p>My aunt and her family came to visit me.</text:p>
          </table:table-cell>
          <table:table-cell office:value-type="string" office:value="私のおばさんはお祖母ちゃんと住んでいます。">
            <text:p>私のおばさんはお祖母ちゃんと住んでいます。</text:p>
          </table:table-cell>
          <table:table-cell office:value-type="string" office:value="わたし の おばさん は おばあちゃん と すんで います。">
            <text:p>わたし の おばさん は おばあちゃん と すんで います。</text:p>
          </table:table-cell>
          <table:table-cell office:value-type="string" office:value="My aunt lives with my grandmother.">
            <text:p>My aunt lives with my grandmoth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お祖母さん">
            <text:p>お祖母さん</text:p>
          </table:table-cell>
          <table:table-cell office:value-type="string" office:value="おばあさん">
            <text:p>おばあさん</text:p>
          </table:table-cell>
          <table:table-cell office:value-type="string" office:value="grandmother (colloquial), elderly woman">
            <text:p>grandmother (colloquial), elderly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お祖母さんと住んでいる。">
            <text:p>彼女はお祖母さんと住んでいる。</text:p>
          </table:table-cell>
          <table:table-cell office:value-type="string" office:value="かのじょ は おばあさん と すんで いる。">
            <text:p>かのじょ は おばあさん と すんで いる。</text:p>
          </table:table-cell>
          <table:table-cell office:value-type="string" office:value="She lives with her grandma.">
            <text:p>She lives with her grandma.</text:p>
          </table:table-cell>
          <table:table-cell office:value-type="string" office:value="あのお祖母さんは今、80歳です。">
            <text:p>あのお祖母さんは今、80歳です。</text:p>
          </table:table-cell>
          <table:table-cell office:value-type="string" office:value="あの おばあさん は いま、80 さい です。">
            <text:p>あの おばあさん は いま、80 さい です。</text:p>
          </table:table-cell>
          <table:table-cell office:value-type="string" office:value="That elderly woman is 80 years old now.">
            <text:p>That elderly woman is 80 years old n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いとこ">
            <text:p>いとこ</text:p>
          </table:table-cell>
          <table:table-cell office:value-type="string" office:value="いとこ">
            <text:p>いとこ</text:p>
          </table:table-cell>
          <table:table-cell office:value-type="string" office:value="cousin">
            <text:p>cous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来週、いとこがうちに泊まりに来ます。">
            <text:p>来週、いとこがうちに泊まりに来ます。</text:p>
          </table:table-cell>
          <table:table-cell office:value-type="string" office:value="らいしゅう、いとこ が うち に とまり に きます。">
            <text:p>らいしゅう、いとこ が うち に とまり に きます。</text:p>
          </table:table-cell>
          <table:table-cell office:value-type="string" office:value="Next week, my cousin will come to stay over.">
            <text:p>Next week, my cousin will come to stay ov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辞書">
            <text:p>辞書</text:p>
          </table:table-cell>
          <table:table-cell office:value-type="string" office:value="じしょ">
            <text:p>じしょ</text:p>
          </table:table-cell>
          <table:table-cell office:value-type="string" office:value="dictionary (category)">
            <text:p>dictionary (catego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辞書をよく使います。">
            <text:p>彼女は辞書をよく使います。</text:p>
          </table:table-cell>
          <table:table-cell office:value-type="string" office:value="かのじょ は じしょ を よく つかいます。">
            <text:p>かのじょ は じしょ を よく つかいます。</text:p>
          </table:table-cell>
          <table:table-cell office:value-type="string" office:value="She often uses a dictionary.">
            <text:p>She often uses a dictionary.</text:p>
          </table:table-cell>
          <table:table-cell office:value-type="string" office:value="この単語の意味を辞書で調べましょう。">
            <text:p>この単語の意味を辞書で調べましょう。</text:p>
          </table:table-cell>
          <table:table-cell office:value-type="string" office:value="この たんご の いみ を じしょ で しらべましょう。">
            <text:p>この たんご の いみ を じしょ で しらべましょう。</text:p>
          </table:table-cell>
          <table:table-cell office:value-type="string" office:value="Let's look up the meaning of this word in the dictionary.">
            <text:p>Let's look up the meaning of this word in the dictionar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朝ご飯">
            <text:p>朝ご飯</text:p>
          </table:table-cell>
          <table:table-cell office:value-type="string" office:value="あさごはん">
            <text:p>あさごはん</text:p>
          </table:table-cell>
          <table:table-cell office:value-type="string" office:value="breakfast (colloquial)">
            <text:p>breakfast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7時に朝ご飯を食べました。">
            <text:p>7時に朝ご飯を食べました。</text:p>
          </table:table-cell>
          <table:table-cell office:value-type="string" office:value="7 じ に あさ ごはん を たべました。">
            <text:p>7 じ に あさ ごはん を たべました。</text:p>
          </table:table-cell>
          <table:table-cell office:value-type="string" office:value="I ate breakfast at seven o'clock.">
            <text:p>I ate breakfast at seven o'clock.</text:p>
          </table:table-cell>
          <table:table-cell office:value-type="string" office:value="今、朝ご飯を作っています。">
            <text:p>今、朝ご飯を作っています。</text:p>
          </table:table-cell>
          <table:table-cell office:value-type="string" office:value="いま、あさ ごはん を つくって います。">
            <text:p>いま、あさ ごはん を つくって います。</text:p>
          </table:table-cell>
          <table:table-cell office:value-type="string" office:value="I'm making breakfast now.">
            <text:p>I'm making breakfast n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白">
            <text:p>白</text:p>
          </table:table-cell>
          <table:table-cell office:value-type="string" office:value="しろ">
            <text:p>しろ</text:p>
          </table:table-cell>
          <table:table-cell office:value-type="string" office:value="white color">
            <text:p>white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は雪の色です。">
            <text:p>白は雪の色です。</text:p>
          </table:table-cell>
          <table:table-cell office:value-type="string" office:value="しろ は ゆき の いろ です。">
            <text:p>しろ は ゆき の いろ です。</text:p>
          </table:table-cell>
          <table:table-cell office:value-type="string" office:value="White is the color of snow.">
            <text:p>White is the color of snow.</text:p>
          </table:table-cell>
          <table:table-cell office:value-type="string" office:value="赤ワインと白ワイン、どちらが好きですか。">
            <text:p>赤ワインと白ワイン、どちらが好きですか。</text:p>
          </table:table-cell>
          <table:table-cell office:value-type="string" office:value="あか ワイン と しろ ワイン、どちら が すき です か。">
            <text:p>あか ワイン と しろ ワイン、どちら が すき です か。</text:p>
          </table:table-cell>
          <table:table-cell office:value-type="string" office:value="Which do you prefer, red wine or white wine?">
            <text:p>Which do you prefer, red wine or white wine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どっち">
            <text:p>どっち</text:p>
          </table:table-cell>
          <table:table-cell office:value-type="string" office:value="どっち">
            <text:p>どっち</text:p>
          </table:table-cell>
          <table:table-cell office:value-type="string" office:value="which (casual)">
            <text:p>which (casual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どっちの色が好きですか。">
            <text:p>どっちの色が好きですか。</text:p>
          </table:table-cell>
          <table:table-cell office:value-type="string" office:value="どっち の いろ が すき です か。">
            <text:p>どっち の いろ が すき です か。</text:p>
          </table:table-cell>
          <table:table-cell office:value-type="string" office:value="Which color do you like?">
            <text:p>Which color do you like?</text:p>
          </table:table-cell>
          <table:table-cell office:value-type="string" office:value="お寿司とラーメン、どっちがいい？">
            <text:p>お寿司とラーメン、どっちがいい？</text:p>
          </table:table-cell>
          <table:table-cell office:value-type="string" office:value="おすし と ラーメン、どっち が いい？">
            <text:p>おすし と ラーメン、どっち が いい？</text:p>
          </table:table-cell>
          <table:table-cell office:value-type="string" office:value="Which would you like, sushi or ramen?">
            <text:p>Which would you like, sushi or ramen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そっち">
            <text:p>そっち</text:p>
          </table:table-cell>
          <table:table-cell office:value-type="string" office:value="そっち">
            <text:p>そっち</text:p>
          </table:table-cell>
          <table:table-cell office:value-type="string" office:value="there (casual)">
            <text:p>there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っちが私の部屋です。">
            <text:p>そっちが私の部屋です。</text:p>
          </table:table-cell>
          <table:table-cell office:value-type="string" office:value="そっち が わたし の へや です。">
            <text:p>そっち が わたし の へや です。</text:p>
          </table:table-cell>
          <table:table-cell office:value-type="string" office:value="That's my room over there.">
            <text:p>That's my room over there.</text:p>
          </table:table-cell>
          <table:table-cell office:value-type="string" office:value="辞書はそっちのかばんに入っています。">
            <text:p>辞書はそっちのかばんに入っています。</text:p>
          </table:table-cell>
          <table:table-cell office:value-type="string" office:value="じしょ は そっち の かばん に はいって います。">
            <text:p>じしょ は そっち の かばん に はいって います。</text:p>
          </table:table-cell>
          <table:table-cell office:value-type="string" office:value="The dictionary is in the bag there.">
            <text:p>The dictionary is in the bag the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明日">
            <text:p>明日</text:p>
          </table:table-cell>
          <table:table-cell office:value-type="string" office:value="あした">
            <text:p>あした</text:p>
          </table:table-cell>
          <table:table-cell office:value-type="string" office:value="tomorrow (colloquial)">
            <text:p>tomorrow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では、また明日。">
            <text:p>では、また明日。</text:p>
          </table:table-cell>
          <table:table-cell office:value-type="string" office:value="では、また あした。">
            <text:p>では、また あした。</text:p>
          </table:table-cell>
          <table:table-cell office:value-type="string" office:value="See you tomorrow.">
            <text:p>See you tomorrow.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明後日">
            <text:p>明後日</text:p>
          </table:table-cell>
          <table:table-cell office:value-type="string" office:value="あさって">
            <text:p>あさって</text:p>
          </table:table-cell>
          <table:table-cell office:value-type="string" office:value="day after tomorrow (colloquial)">
            <text:p>day after tomorrow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後日は休日です。">
            <text:p>明後日は休日です。</text:p>
          </table:table-cell>
          <table:table-cell office:value-type="string" office:value="あさって は きゅうじつ です。">
            <text:p>あさって は きゅうじつ です。</text:p>
          </table:table-cell>
          <table:table-cell office:value-type="string" office:value="The day after tomorrow's a holiday.">
            <text:p>The day after tomorrow's a holiday.</text:p>
          </table:table-cell>
          <table:table-cell office:value-type="string" office:value="明後日は友達と海に行きます。">
            <text:p>明後日は友達と海に行きます。</text:p>
          </table:table-cell>
          <table:table-cell office:value-type="string" office:value="あさって は ともだち と うみ に いきます。">
            <text:p>あさって は ともだち と うみ に いきます。</text:p>
          </table:table-cell>
          <table:table-cell office:value-type="string" office:value="I'll go to the beach with my friends the day after tomorrow.">
            <text:p>I'll go to the beach with my friends the day after tomorrow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一昨日">
            <text:p>一昨日</text:p>
          </table:table-cell>
          <table:table-cell office:value-type="string" office:value="おととい">
            <text:p>おととい</text:p>
          </table:table-cell>
          <table:table-cell office:value-type="string" office:value="the day before yesterday (colloquial)">
            <text:p>the day before yester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昨日彼から電話がありました。">
            <text:p>一昨日彼から電話がありました。</text:p>
          </table:table-cell>
          <table:table-cell office:value-type="string" office:value="おととい かれ から でんわ が ありました。">
            <text:p>おととい かれ から でんわ が ありました。</text:p>
          </table:table-cell>
          <table:table-cell office:value-type="string" office:value="I got a phone call from him the day before yesterday.">
            <text:p>I got a phone call from him the day before yesterday.</text:p>
          </table:table-cell>
          <table:table-cell office:value-type="string" office:value="一昨日から風邪で仕事を休んでいます。">
            <text:p>一昨日から風邪で仕事を休んでいます。</text:p>
          </table:table-cell>
          <table:table-cell office:value-type="string" office:value="おととい から かぜ で しごと を やすんで います。">
            <text:p>おととい から かぜ で しごと を やすんで います。</text:p>
          </table:table-cell>
          <table:table-cell office:value-type="string" office:value="I've been absent from work since the day before yesterday because of a cold.">
            <text:p>I've been absent from work since the day before yesterday because of a col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庭">
            <text:p>庭</text:p>
          </table:table-cell>
          <table:table-cell office:value-type="string" office:value="にわ">
            <text:p>にわ</text:p>
          </table:table-cell>
          <table:table-cell office:value-type="string" office:value="garden, yard">
            <text:p>garden, y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に白いネコがいます。">
            <text:p>庭に白いネコがいます。</text:p>
          </table:table-cell>
          <table:table-cell office:value-type="string" office:value="にわ に しろい ネコ が います。">
            <text:p>にわ に しろい ネコ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庭には2羽にわとりがいます。">
            <text:p>庭には2羽にわとりがいます。</text:p>
          </table:table-cell>
          <table:table-cell office:value-type="string" office:value="にわ に は 2 わ にわとり が います。">
            <text:p>にわ に は 2 わ にわとり が います。</text:p>
          </table:table-cell>
          <table:table-cell office:value-type="string" office:value="There are two chickens in the garden. (Japanese word play)">
            <text:p>There are two chickens in the garden. (Japanese word play)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左側">
            <text:p>左側</text:p>
          </table:table-cell>
          <table:table-cell office:value-type="string" office:value="ひだりがわ">
            <text:p>ひだりがわ</text:p>
          </table:table-cell>
          <table:table-cell office:value-type="string" office:value="left side">
            <text:p>left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画面の左側を見てください。">
            <text:p>画面の左側を見てください。</text:p>
          </table:table-cell>
          <table:table-cell office:value-type="string" office:value="がめん の ひだりがわ を みて ください。">
            <text:p>がめん の ひだりがわ を みて ください。</text:p>
          </table:table-cell>
          <table:table-cell office:value-type="string" office:value="Please look at the left side of the screen.">
            <text:p>Please look at the left side of the screen.</text:p>
          </table:table-cell>
          <table:table-cell office:value-type="string" office:value="日本では車は道の左側を走ります。">
            <text:p>日本では車は道の左側を走ります。</text:p>
          </table:table-cell>
          <table:table-cell office:value-type="string" office:value="にほん で は くるま は みち の ひだりがわ を はしります。">
            <text:p>にほん で は くるま は みち の ひだりがわ を はしります。</text:p>
          </table:table-cell>
          <table:table-cell office:value-type="string" office:value="In Japan cars run on the left side of the road.">
            <text:p>In Japan cars run on the left side of the roa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右側">
            <text:p>右側</text:p>
          </table:table-cell>
          <table:table-cell office:value-type="string" office:value="みぎがわ">
            <text:p>みぎがわ</text:p>
          </table:table-cell>
          <table:table-cell office:value-type="string" office:value="right side">
            <text:p>right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いつも私の右側を歩きます。">
            <text:p>彼女はいつも私の右側を歩きます。</text:p>
          </table:table-cell>
          <table:table-cell office:value-type="string" office:value="かのじょ は いつも わたし の みぎがわ を あるきます。">
            <text:p>かのじょ は いつも わたし の みぎがわ を あるきます。</text:p>
          </table:table-cell>
          <table:table-cell office:value-type="string" office:value="She always walks on my right.">
            <text:p>She always walks on my right.</text:p>
          </table:table-cell>
          <table:table-cell office:value-type="string" office:value="日本では人は道の右側を歩きます。">
            <text:p>日本では人は道の右側を歩きます。</text:p>
          </table:table-cell>
          <table:table-cell office:value-type="string" office:value="にほん で は ひと は みち の みぎ がわ を あるきます。">
            <text:p>にほん で は ひと は みち の みぎ がわ を あるきます。</text:p>
          </table:table-cell>
          <table:table-cell office:value-type="string" office:value="In Japan people walk on the right side of the road.">
            <text:p>In Japan people walk on the right side of the roa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指">
            <text:p>指</text:p>
          </table:table-cell>
          <table:table-cell office:value-type="string" office:value="ゆび">
            <text:p>ゆび</text:p>
          </table:table-cell>
          <table:table-cell office:value-type="string" office:value="finger, toe">
            <text:p>finger, to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指が太い。">
            <text:p>彼は指が太い。</text:p>
          </table:table-cell>
          <table:table-cell office:value-type="string" office:value="かれ は ゆび が ふとい。">
            <text:p>かれ は ゆび が ふとい。</text:p>
          </table:table-cell>
          <table:table-cell office:value-type="string" office:value="His fingers are big.">
            <text:p>His fingers are big.</text:p>
          </table:table-cell>
          <table:table-cell office:value-type="string" office:value="彼女は指が細いですね。">
            <text:p>彼女は指が細いですね。</text:p>
          </table:table-cell>
          <table:table-cell office:value-type="string" office:value="かのじょ は ゆび が ほそい です ね。">
            <text:p>かのじょ は ゆび が ほそい です ね。</text:p>
          </table:table-cell>
          <table:table-cell office:value-type="string" office:value="Her fingers are thin.">
            <text:p>Her fingers are thi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眼鏡">
            <text:p>眼鏡</text:p>
          </table:table-cell>
          <table:table-cell office:value-type="string" office:value="めがね">
            <text:p>めがね</text:p>
          </table:table-cell>
          <table:table-cell office:value-type="string" office:value="glasses">
            <text:p>glass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眼鏡をかけています。">
            <text:p>彼は眼鏡をかけています。</text:p>
          </table:table-cell>
          <table:table-cell office:value-type="string" office:value="かれ は めがね を かけて います。">
            <text:p>かれ は めがね を かけて います。</text:p>
          </table:table-cell>
          <table:table-cell office:value-type="string" office:value="He's wearing glasses.">
            <text:p>He's wearing glasses.</text:p>
          </table:table-cell>
          <table:table-cell office:value-type="string" office:value="私の眼鏡を見ませんでしたか。">
            <text:p>私の眼鏡を見ませんでしたか。</text:p>
          </table:table-cell>
          <table:table-cell office:value-type="string" office:value="わたし の めがね を みません でした か。">
            <text:p>わたし の めがね を みません でした か。</text:p>
          </table:table-cell>
          <table:table-cell office:value-type="string" office:value="Have you seen my glasses?">
            <text:p>Have you seen my glasses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鞄">
            <text:p>鞄</text:p>
          </table:table-cell>
          <table:table-cell office:value-type="string" office:value="かばん">
            <text:p>かばん</text:p>
          </table:table-cell>
          <table:table-cell office:value-type="string" office:value="bag, handbag">
            <text:p>bag, handba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黒い鞄は僕のです。">
            <text:p>その黒い鞄は僕のです。</text:p>
          </table:table-cell>
          <table:table-cell office:value-type="string" office:value="その くろい かばん は ぼく の です。">
            <text:p>その くろい かばん は ぼく の です。</text:p>
          </table:table-cell>
          <table:table-cell office:value-type="string" office:value="The black briefcase is mine.">
            <text:p>The black briefcase is mine.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あっち">
            <text:p>あっち</text:p>
          </table:table-cell>
          <table:table-cell office:value-type="string" office:value="あっち">
            <text:p>あっち</text:p>
          </table:table-cell>
          <table:table-cell office:value-type="string" office:value="other side, over there (casual)">
            <text:p>other side, over there (casu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郵便局はあっちです。">
            <text:p>郵便局はあっちです。</text:p>
          </table:table-cell>
          <table:table-cell office:value-type="string" office:value="ゆうびんきょく は あっち です。">
            <text:p>ゆうびんきょく は あっち です。</text:p>
          </table:table-cell>
          <table:table-cell office:value-type="string" office:value="The post office is that way.">
            <text:p>The post office is that way.</text:p>
          </table:table-cell>
          <table:table-cell office:value-type="string" office:value="あっちの方が人が少ないですよ。">
            <text:p>あっちの方が人が少ないですよ。</text:p>
          </table:table-cell>
          <table:table-cell office:value-type="string" office:value="あっち の ほう が ひと が すくない です よ。">
            <text:p>あっち の ほう が ひと が すくない です よ。</text:p>
          </table:table-cell>
          <table:table-cell office:value-type="string" office:value="There are fewer people over there.">
            <text:p>There are fewer people over the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大人しい">
            <text:p>大人しい</text:p>
          </table:table-cell>
          <table:table-cell office:value-type="string" office:value="おとなしい">
            <text:p>おとなしい</text:p>
          </table:table-cell>
          <table:table-cell office:value-type="string" office:value="gentle, quiet">
            <text:p>gentle, qui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彼女はとても大人しいです。">
            <text:p>私の彼女はとても大人しいです。</text:p>
          </table:table-cell>
          <table:table-cell office:value-type="string" office:value="わたし の かのじょ は とても おとなしい です。">
            <text:p>わたし の かのじょ は とても おとなしい です。</text:p>
          </table:table-cell>
          <table:table-cell office:value-type="string" office:value="My girlfriend's very quiet.">
            <text:p>My girlfriend's very quiet.</text:p>
          </table:table-cell>
          <table:table-cell office:value-type="string" office:value="うちの娘は子供の時は大人しかった。">
            <text:p>うちの娘は子供の時は大人しかった。</text:p>
          </table:table-cell>
          <table:table-cell office:value-type="string" office:value="うち の むすめ は こども の とき は おとなしかった。">
            <text:p>うち の むすめ は こども の とき は おとなしかった。</text:p>
          </table:table-cell>
          <table:table-cell office:value-type="string" office:value="My daughter was quiet when she was a child.">
            <text:p>My daughter was quiet when she was a chil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下手">
            <text:p>下手</text:p>
          </table:table-cell>
          <table:table-cell office:value-type="string" office:value="へた">
            <text:p>へた</text:p>
          </table:table-cell>
          <table:table-cell office:value-type="string" office:value="bad at, unskilled">
            <text:p>bad at, unskill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歌が下手だ。">
            <text:p>私は歌が下手だ。</text:p>
          </table:table-cell>
          <table:table-cell office:value-type="string" office:value="わたし は うた が へた だ。">
            <text:p>わたし は うた が へた だ。</text:p>
          </table:table-cell>
          <table:table-cell office:value-type="string" office:value="I'm a terrible singer.">
            <text:p>I'm a terrible singer.</text:p>
          </table:table-cell>
          <table:table-cell office:value-type="string" office:value="私は字がすごく下手だ。">
            <text:p>私は字がすごく下手だ。</text:p>
          </table:table-cell>
          <table:table-cell office:value-type="string" office:value="わたし は じ が すごく へた だ。">
            <text:p>わたし は じ が すごく へた だ。</text:p>
          </table:table-cell>
          <table:table-cell office:value-type="string" office:value="My handwriting is very bad.">
            <text:p>My handwriting is very ba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厳しい">
            <text:p>厳しい</text:p>
          </table:table-cell>
          <table:table-cell office:value-type="string" office:value="きびしい">
            <text:p>きびしい</text:p>
          </table:table-cell>
          <table:table-cell office:value-type="string" office:value="strict, severe">
            <text:p>strict, sever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上司はとても厳しい。">
            <text:p>私の上司はとても厳しい。</text:p>
          </table:table-cell>
          <table:table-cell office:value-type="string" office:value="わたし の じょうし は とても きびしい。">
            <text:p>わたし の じょうし は とても きびしい。</text:p>
          </table:table-cell>
          <table:table-cell office:value-type="string" office:value="My boss is very strict.">
            <text:p>My boss is very strict.</text:p>
          </table:table-cell>
          <table:table-cell office:value-type="string" office:value="今年の夏は暑さが厳しい。">
            <text:p>今年の夏は暑さが厳しい。</text:p>
          </table:table-cell>
          <table:table-cell office:value-type="string" office:value="ことし の なつ は あつさ が きびしい。">
            <text:p>ことし の なつ は あつさ が きびしい。</text:p>
          </table:table-cell>
          <table:table-cell office:value-type="string" office:value="The heat this summer is overbearing.">
            <text:p>The heat this summer is overbear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一人で">
            <text:p>一人で</text:p>
          </table:table-cell>
          <table:table-cell office:value-type="string" office:value="ひとりで">
            <text:p>ひとりで</text:p>
          </table:table-cell>
          <table:table-cell office:value-type="string" office:value="by oneself, alone">
            <text:p>by oneself, alon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日は一人で映画を見ます。">
            <text:p>今日は一人で映画を見ます。</text:p>
          </table:table-cell>
          <table:table-cell office:value-type="string" office:value="きょう は ひとり で えいが を みます。">
            <text:p>きょう は ひとり で えいが を みます。</text:p>
          </table:table-cell>
          <table:table-cell office:value-type="string" office:value="I'm going to see a movie alone today.">
            <text:p>I'm going to see a movie alone today.</text:p>
          </table:table-cell>
          <table:table-cell office:value-type="string" office:value="私は一人でいるのが好きです。">
            <text:p>私は一人でいるのが好きです。</text:p>
          </table:table-cell>
          <table:table-cell office:value-type="string" office:value="わたし は ひとり で いる の が すき です。">
            <text:p>わたし は ひとり で いる の が すき です。</text:p>
          </table:table-cell>
          <table:table-cell office:value-type="string" office:value="I like to be alone.">
            <text:p>I like to be alon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答え">
            <text:p>答え</text:p>
          </table:table-cell>
          <table:table-cell office:value-type="string" office:value="こたえ">
            <text:p>こたえ</text:p>
          </table:table-cell>
          <table:table-cell office:value-type="string" office:value="answer, solution">
            <text:p>answer, solu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問題の答えが分からない。">
            <text:p>彼はその問題の答えが分からない。</text:p>
          </table:table-cell>
          <table:table-cell office:value-type="string" office:value="かれ は その もんだい の こたえ が わからない。">
            <text:p>かれ は その もんだい の こたえ が わからない。</text:p>
          </table:table-cell>
          <table:table-cell office:value-type="string" office:value="He doesn't know the answer to the problem.">
            <text:p>He doesn't know the answer to the problem.</text:p>
          </table:table-cell>
          <table:table-cell office:value-type="string" office:value="答えが違います。">
            <text:p>答えが違います。</text:p>
          </table:table-cell>
          <table:table-cell office:value-type="string" office:value="こたえ が ちがいます。">
            <text:p>こたえ が ちがいます。</text:p>
          </table:table-cell>
          <table:table-cell office:value-type="string" office:value="The answer is wrong.">
            <text:p>The answer is wro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この頃">
            <text:p>この頃</text:p>
          </table:table-cell>
          <table:table-cell office:value-type="string" office:value="このごろ">
            <text:p>このごろ</text:p>
          </table:table-cell>
          <table:table-cell office:value-type="string" office:value="these days, recently">
            <text:p>these days, recent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頃、よく肩が凝る。">
            <text:p>この頃、よく肩が凝る。</text:p>
          </table:table-cell>
          <table:table-cell office:value-type="string" office:value="このごろ、よく かた が こる。">
            <text:p>このごろ、よく かた が こる。</text:p>
          </table:table-cell>
          <table:table-cell office:value-type="string" office:value="These days I often get stiff shoulders.">
            <text:p>These days I often get stiff shoulders.</text:p>
          </table:table-cell>
          <table:table-cell office:value-type="string" office:value="彼女、この頃きれいになりましたよね。">
            <text:p>彼女、この頃きれいになりましたよね。</text:p>
          </table:table-cell>
          <table:table-cell office:value-type="string" office:value="かのじょ、このごろ きれい に なりました よ ね。">
            <text:p>かのじょ、このごろ きれい に なりました よ ね。</text:p>
          </table:table-cell>
          <table:table-cell office:value-type="string" office:value="She's become beautiful recently.">
            <text:p>She's become beautiful recentl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残念">
            <text:p>残念</text:p>
          </table:table-cell>
          <table:table-cell office:value-type="string" office:value="ざんねん">
            <text:p>ざんねん</text:p>
          </table:table-cell>
          <table:table-cell office:value-type="string" office:value="regretful, disappointing">
            <text:p>regretful, disappoint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試合は残念な結果になった。">
            <text:p>その試合は残念な結果になった。</text:p>
          </table:table-cell>
          <table:table-cell office:value-type="string" office:value="その しあい は ざんねんな けっか に なった。">
            <text:p>その しあい は ざんねんな けっか に なった。</text:p>
          </table:table-cell>
          <table:table-cell office:value-type="string" office:value="The result of the game was disappointing.">
            <text:p>The result of the game was disappointing.</text:p>
          </table:table-cell>
          <table:table-cell office:value-type="string" office:value="彼に会えなくて残念です。">
            <text:p>彼に会えなくて残念です。</text:p>
          </table:table-cell>
          <table:table-cell office:value-type="string" office:value="かれ に あえなくて ざんねん です。">
            <text:p>かれ に あえなくて ざんねん です。</text:p>
          </table:table-cell>
          <table:table-cell office:value-type="string" office:value="It's too bad that I didn't get to see him.">
            <text:p>It's too bad that I didn't get to see him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仕舞う">
            <text:p>仕舞う</text:p>
          </table:table-cell>
          <table:table-cell office:value-type="string" office:value="しまう">
            <text:p>しまう</text:p>
          </table:table-cell>
          <table:table-cell office:value-type="string" office:value="put away, put in">
            <text:p>put away, pu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大切な書類を机に仕舞った。">
            <text:p>彼女は大切な書類を机に仕舞った。</text:p>
          </table:table-cell>
          <table:table-cell office:value-type="string" office:value="かのじょ は たいせつな しょるい を つくえ に しまった。">
            <text:p>かのじょ は たいせつな しょるい を つくえ に しまった。</text:p>
          </table:table-cell>
          <table:table-cell office:value-type="string" office:value="She put the important documents in her desk.">
            <text:p>She put the important documents in her desk.</text:p>
          </table:table-cell>
          <table:table-cell office:value-type="string" office:value="財布をポケットに仕舞った。">
            <text:p>財布をポケットに仕舞った。</text:p>
          </table:table-cell>
          <table:table-cell office:value-type="string" office:value="さいふ を ポケット に しまった。">
            <text:p>さいふ を ポケット に しまった。</text:p>
          </table:table-cell>
          <table:table-cell office:value-type="string" office:value="I put my wallet in my pocket.">
            <text:p>I put my wallet in my pocke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心配">
            <text:p>心配</text:p>
          </table:table-cell>
          <table:table-cell office:value-type="string" office:value="しんぱい">
            <text:p>しんぱい</text:p>
          </table:table-cell>
          <table:table-cell office:value-type="string" office:value="anxiety, worry">
            <text:p>anxiety, wor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プレゼンテーションが心配だ。">
            <text:p>明日のプレゼンテーションが心配だ。</text:p>
          </table:table-cell>
          <table:table-cell office:value-type="string" office:value="あす の プレゼンテーション が しんぱい だ。">
            <text:p>あす の プレゼンテーション が しんぱい だ。</text:p>
          </table:table-cell>
          <table:table-cell office:value-type="string" office:value="I'm worried about tomorrow's presentation.">
            <text:p>I'm worried about tomorrow's presentation.</text:p>
          </table:table-cell>
          <table:table-cell office:value-type="string" office:value="心配してくれてありがとう。">
            <text:p>心配してくれてありがとう。</text:p>
          </table:table-cell>
          <table:table-cell office:value-type="string" office:value="しんぱい して くれて ありがとう。">
            <text:p>しんぱい して くれて ありがとう。</text:p>
          </table:table-cell>
          <table:table-cell office:value-type="string" office:value="Thank you for worrying about me.">
            <text:p>Thank you for worrying about 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外">
            <text:p>外</text:p>
          </table:table-cell>
          <table:table-cell office:value-type="string" office:value="そと">
            <text:p>そと</text:p>
          </table:table-cell>
          <table:table-cell office:value-type="string" office:value="outside, open air">
            <text:p>outside, open 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外は暑いよ。">
            <text:p>外は暑いよ。</text:p>
          </table:table-cell>
          <table:table-cell office:value-type="string" office:value="そと は あつい よ。">
            <text:p>そと は あつい よ。</text:p>
          </table:table-cell>
          <table:table-cell office:value-type="string" office:value="It's hot outside.">
            <text:p>It's hot outside.</text:p>
          </table:table-cell>
          <table:table-cell office:value-type="string" office:value="外は真っ暗です。">
            <text:p>外は真っ暗です。</text:p>
          </table:table-cell>
          <table:table-cell office:value-type="string" office:value="そと は まっくら です。">
            <text:p>そと は まっくら です。</text:p>
          </table:table-cell>
          <table:table-cell office:value-type="string" office:value="It's pitch-dark outside.">
            <text:p>It's pitch-dark outsid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大切">
            <text:p>大切</text:p>
          </table:table-cell>
          <table:table-cell office:value-type="string" office:value="たいせつ">
            <text:p>たいせつ</text:p>
          </table:table-cell>
          <table:table-cell office:value-type="string" office:value="important, valuable">
            <text:p>important, valua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母が大切にしていた指輪です。">
            <text:p>これは母が大切にしていた指輪です。</text:p>
          </table:table-cell>
          <table:table-cell office:value-type="string" office:value="これ は はは が たいせつ に して いた ゆびわ です。">
            <text:p>これ は はは が たいせつ に して いた ゆびわ です。</text:p>
          </table:table-cell>
          <table:table-cell office:value-type="string" office:value="This is a ring that meant a lot to my mother.">
            <text:p>This is a ring that meant a lot to my mother.</text:p>
          </table:table-cell>
          <table:table-cell office:value-type="string" office:value="この学校では一人一人の生徒を大切にしています。">
            <text:p>この学校では一人一人の生徒を大切にしています。</text:p>
          </table:table-cell>
          <table:table-cell office:value-type="string" office:value="この がっこう で は ひとり ひとり の せいと を たいせつ に して います。">
            <text:p>この がっこう で は ひとり ひとり の せいと を たいせつ に して います。</text:p>
          </table:table-cell>
          <table:table-cell office:value-type="string" office:value="Each individual student is valued in this school.">
            <text:p>Each individual student is valued in this school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ちょうど">
            <text:p>ちょうど</text:p>
          </table:table-cell>
          <table:table-cell office:value-type="string" office:value="ちょうど">
            <text:p>ちょうど</text:p>
          </table:table-cell>
          <table:table-cell office:value-type="string" office:value="just, exactly">
            <text:p>just, exact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時計を見たらちょうど3時だった。">
            <text:p>時計を見たらちょうど3時だった。</text:p>
          </table:table-cell>
          <table:table-cell office:value-type="string" office:value="とけい を みたら ちょうど 3 じ だった。">
            <text:p>とけい を みたら ちょうど 3 じ だった。</text:p>
          </table:table-cell>
          <table:table-cell office:value-type="string" office:value="It was exactly three when I looked at the clock.">
            <text:p>It was exactly three when I looked at the cloc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助ける">
            <text:p>助ける</text:p>
          </table:table-cell>
          <table:table-cell office:value-type="string" office:value="たすける">
            <text:p>たすける</text:p>
          </table:table-cell>
          <table:table-cell office:value-type="string" office:value="help, save">
            <text:p>help, s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病気の犬を助けた。">
            <text:p>彼女は病気の犬を助けた。</text:p>
          </table:table-cell>
          <table:table-cell office:value-type="string" office:value="かのじょ は びょうき の いぬ を たすけた。">
            <text:p>かのじょ は びょうき の いぬ を たすけた。</text:p>
          </table:table-cell>
          <table:table-cell office:value-type="string" office:value="She saved a sick dog.">
            <text:p>She saved a sick dog.</text:p>
          </table:table-cell>
          <table:table-cell office:value-type="string" office:value="姉はいつも私を助けてくれる。">
            <text:p>姉はいつも私を助けてくれる。</text:p>
          </table:table-cell>
          <table:table-cell office:value-type="string" office:value="あね は いつも わたし を たすけて くれる。">
            <text:p>あね は いつも わたし を たすけて くれる。</text:p>
          </table:table-cell>
          <table:table-cell office:value-type="string" office:value="My older sister always helps me.">
            <text:p>My older sister always helps 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勤める">
            <text:p>勤める</text:p>
          </table:table-cell>
          <table:table-cell office:value-type="string" office:value="つとめる">
            <text:p>つとめる</text:p>
          </table:table-cell>
          <table:table-cell office:value-type="string" office:value="serve, hold a job">
            <text:p>serve, hold a jo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銀行に勤めています。">
            <text:p>私は銀行に勤めています。</text:p>
          </table:table-cell>
          <table:table-cell office:value-type="string" office:value="わたし は ぎんこう に つとめて います。">
            <text:p>わたし は ぎんこう に つとめて います。</text:p>
          </table:table-cell>
          <table:table-cell office:value-type="string" office:value="I work at a bank.">
            <text:p>I work at a bank.</text:p>
          </table:table-cell>
          <table:table-cell office:value-type="string" office:value="彼は小さな会社に勤めています。">
            <text:p>彼は小さな会社に勤めています。</text:p>
          </table:table-cell>
          <table:table-cell office:value-type="string" office:value="かれ は ちいさな かいしゃ に つとめて います。">
            <text:p>かれ は ちいさな かいしゃ に つとめて います。</text:p>
          </table:table-cell>
          <table:table-cell office:value-type="string" office:value="He's working for a small business firm.">
            <text:p>He's working for a small business firm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連れていく">
            <text:p>連れていく</text:p>
          </table:table-cell>
          <table:table-cell office:value-type="string" office:value="つれていく">
            <text:p>つれていく</text:p>
          </table:table-cell>
          <table:table-cell office:value-type="string" office:value="take along, bring along (a person)">
            <text:p>take along, bring along (a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も連れていってください。">
            <text:p>私も連れていってください。</text:p>
          </table:table-cell>
          <table:table-cell office:value-type="string" office:value="わたし も つれて いって ください。">
            <text:p>わたし も つれて いって ください。</text:p>
          </table:table-cell>
          <table:table-cell office:value-type="string" office:value="Please take me along.">
            <text:p>Please take me along.</text:p>
          </table:table-cell>
          <table:table-cell office:value-type="string" office:value="昨日、息子を病院に連れていった。">
            <text:p>昨日、息子を病院に連れていった。</text:p>
          </table:table-cell>
          <table:table-cell office:value-type="string" office:value="きのう、むすこ を びょういん に つれて いった。">
            <text:p>きのう、むすこ を びょういん に つれて いった。</text:p>
          </table:table-cell>
          <table:table-cell office:value-type="string" office:value="Yesterday, I took my son to the hospital.">
            <text:p>Yesterday, I took my son to the hospital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丈夫">
            <text:p>丈夫</text:p>
          </table:table-cell>
          <table:table-cell office:value-type="string" office:value="じょうぶ">
            <text:p>じょうぶ</text:p>
          </table:table-cell>
          <table:table-cell office:value-type="string" office:value="healthy, sturdy">
            <text:p>healthy, sturd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祖母は体が丈夫だ。">
            <text:p>祖母は体が丈夫だ。</text:p>
          </table:table-cell>
          <table:table-cell office:value-type="string" office:value="そぼ は からだ が じょうぶ だ。">
            <text:p>そぼ は からだ が じょうぶ だ。</text:p>
          </table:table-cell>
          <table:table-cell office:value-type="string" office:value="My grandmother is physically strong.">
            <text:p>My grandmother is physically strong.</text:p>
          </table:table-cell>
          <table:table-cell office:value-type="string" office:value="私の歯は丈夫です。">
            <text:p>私の歯は丈夫です。</text:p>
          </table:table-cell>
          <table:table-cell office:value-type="string" office:value="わたし の は は じょうぶ です。">
            <text:p>わたし の は は じょうぶ です。</text:p>
          </table:table-cell>
          <table:table-cell office:value-type="string" office:value="My teeth are strong.">
            <text:p>My teeth are stro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賑やか">
            <text:p>賑やか</text:p>
          </table:table-cell>
          <table:table-cell office:value-type="string" office:value="にぎやか">
            <text:p>にぎやか</text:p>
          </table:table-cell>
          <table:table-cell office:value-type="string" office:value="lively, exciting">
            <text:p>lively, excit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浅草は賑やかな街です。">
            <text:p>浅草は賑やかな街です。</text:p>
          </table:table-cell>
          <table:table-cell office:value-type="string" office:value="あさくさ は にぎやかな まち です。">
            <text:p>あさくさ は にぎやかな まち です。</text:p>
          </table:table-cell>
          <table:table-cell office:value-type="string" office:value="Asakusa is a lively district.">
            <text:p>Asakusa is a lively district.</text:p>
          </table:table-cell>
          <table:table-cell office:value-type="string" office:value="ここはいつも賑やかです。">
            <text:p>ここはいつも賑やかです。</text:p>
          </table:table-cell>
          <table:table-cell office:value-type="string" office:value="ここ は いつも にぎやか です。">
            <text:p>ここ は いつも にぎやか です。</text:p>
          </table:table-cell>
          <table:table-cell office:value-type="string" office:value="It's always lively here.">
            <text:p>It's always lively he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眠い">
            <text:p>眠い</text:p>
          </table:table-cell>
          <table:table-cell office:value-type="string" office:value="ねむい">
            <text:p>ねむい</text:p>
          </table:table-cell>
          <table:table-cell office:value-type="string" office:value="sleepy">
            <text:p>sleep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日はとても眠いです。">
            <text:p>今日はとても眠いです。</text:p>
          </table:table-cell>
          <table:table-cell office:value-type="string" office:value="きょう は とても ねむい です。">
            <text:p>きょう は とても ねむい です。</text:p>
          </table:table-cell>
          <table:table-cell office:value-type="string" office:value="I'm very sleepy today.">
            <text:p>I'm very sleepy today.</text:p>
          </table:table-cell>
          <table:table-cell office:value-type="string" office:value="今日は午後、すごく眠かった。">
            <text:p>今日は午後、すごく眠かった。</text:p>
          </table:table-cell>
          <table:table-cell office:value-type="string" office:value="きょう は ごご、すごく ねむかった。">
            <text:p>きょう は ごご、すごく ねむかった。</text:p>
          </table:table-cell>
          <table:table-cell office:value-type="string" office:value="Today I was very sleepy in the afternoon.">
            <text:p>Today I was very sleepy in the afterno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山">
            <text:p>山</text:p>
          </table:table-cell>
          <table:table-cell office:value-type="string" office:value="やま">
            <text:p>やま</text:p>
          </table:table-cell>
          <table:table-cell office:value-type="string" office:value="mountain">
            <text:p>mount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山の空気はきれいだ。">
            <text:p>山の空気はきれいだ。</text:p>
          </table:table-cell>
          <table:table-cell office:value-type="string" office:value="やま の くうき は きれい だ。">
            <text:p>やま の くうき は きれい だ。</text:p>
          </table:table-cell>
          <table:table-cell office:value-type="string" office:value="The mountain air is clean.">
            <text:p>The mountain air is clean.</text:p>
          </table:table-cell>
          <table:table-cell office:value-type="string" office:value="今日は山がはっきり見える。">
            <text:p>今日は山がはっきり見える。</text:p>
          </table:table-cell>
          <table:table-cell office:value-type="string" office:value="きょう は やま が はっきり みえる。">
            <text:p>きょう は やま が はっきり みえる。</text:p>
          </table:table-cell>
          <table:table-cell office:value-type="string" office:value="You can see the mountains clearly today.">
            <text:p>You can see the mountains clearly today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橋">
            <text:p>橋</text:p>
          </table:table-cell>
          <table:table-cell office:value-type="string" office:value="はし">
            <text:p>はし</text:p>
          </table:table-cell>
          <table:table-cell office:value-type="string" office:value="bridge">
            <text:p>brid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橋は日本で一番長い。">
            <text:p>あの橋は日本で一番長い。</text:p>
          </table:table-cell>
          <table:table-cell office:value-type="string" office:value="あの はし は にほん で いちばん ながい。">
            <text:p>あの はし は にほん で いちばん ながい。</text:p>
          </table:table-cell>
          <table:table-cell office:value-type="string" office:value="That bridge is the longest in Japan.">
            <text:p>That bridge is the longest in Japan.</text:p>
          </table:table-cell>
          <table:table-cell office:value-type="string" office:value="私たちは歩いて橋を渡った。">
            <text:p>私たちは歩いて橋を渡った。</text:p>
          </table:table-cell>
          <table:table-cell office:value-type="string" office:value="わたし たち は あるいて はし を わたった。">
            <text:p>わたし たち は あるいて はし を わたった。</text:p>
          </table:table-cell>
          <table:table-cell office:value-type="string" office:value="We walked over the bridge.">
            <text:p>We walked over the bridg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止まる">
            <text:p>止まる</text:p>
          </table:table-cell>
          <table:table-cell office:value-type="string" office:value="とまる">
            <text:p>とまる</text:p>
          </table:table-cell>
          <table:table-cell office:value-type="string" office:value="come to a stop, cease">
            <text:p>come to a stop, c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、事故で電車が止まりました。">
            <text:p>今朝、事故で電車が止まりました。</text:p>
          </table:table-cell>
          <table:table-cell office:value-type="string" office:value="けさ、じこ で でんしゃ が とまりました。">
            <text:p>けさ、じこ で でんしゃ が とまりました。</text:p>
          </table:table-cell>
          <table:table-cell office:value-type="string" office:value="The train stopped this morning due to an accident.">
            <text:p>The train stopped this morning due to an accident.</text:p>
          </table:table-cell>
          <table:table-cell office:value-type="string" office:value="目の前にタクシーが止まった。">
            <text:p>目の前にタクシーが止まった。</text:p>
          </table:table-cell>
          <table:table-cell office:value-type="string" office:value="め の まえ に タクシー が とまった。">
            <text:p>め の まえ に タクシー が とまった。</text:p>
          </table:table-cell>
          <table:table-cell office:value-type="string" office:value="A taxi stopped right in front of me.">
            <text:p>A taxi stopped right in front of 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降る">
            <text:p>降る</text:p>
          </table:table-cell>
          <table:table-cell office:value-type="string" office:value="ふる">
            <text:p>ふる</text:p>
          </table:table-cell>
          <table:table-cell office:value-type="string" office:value="fall, come down (rain, snow, etc.)">
            <text:p>fall, come down (rain, snow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は雨が降るでしょう。">
            <text:p>明日は雨が降るでしょう。</text:p>
          </table:table-cell>
          <table:table-cell office:value-type="string" office:value="あす は あめ が ふる でしょう。">
            <text:p>あす は あめ が ふる でしょう。</text:p>
          </table:table-cell>
          <table:table-cell office:value-type="string" office:value="It will rain tomorrow.">
            <text:p>It will rain tomorrow.</text:p>
          </table:table-cell>
          <table:table-cell office:value-type="string" office:value="雨が降っています。">
            <text:p>雨が降っています。</text:p>
          </table:table-cell>
          <table:table-cell office:value-type="string" office:value="あめ が ふって います。">
            <text:p>あめ が ふって います。</text:p>
          </table:table-cell>
          <table:table-cell office:value-type="string" office:value="It's raining.">
            <text:p>It's rain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本当">
            <text:p>本当</text:p>
          </table:table-cell>
          <table:table-cell office:value-type="string" office:value="ほんとう">
            <text:p>ほんとう</text:p>
          </table:table-cell>
          <table:table-cell office:value-type="string" office:value="reality, genuine">
            <text:p>reality, genu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話は本当ですか。">
            <text:p>その話は本当ですか。</text:p>
          </table:table-cell>
          <table:table-cell office:value-type="string" office:value="その はなし は ほんとう です か。">
            <text:p>その はなし は ほんとう です か。</text:p>
          </table:table-cell>
          <table:table-cell office:value-type="string" office:value="Is the story real?">
            <text:p>Is the story real?</text:p>
          </table:table-cell>
          <table:table-cell office:value-type="string" office:value="本当は私は彼女が好きです。">
            <text:p>本当は私は彼女が好きです。</text:p>
          </table:table-cell>
          <table:table-cell office:value-type="string" office:value="ほんとう は わたし は かのじょ が すき です。">
            <text:p>ほんとう は わたし は かのじょ が すき です。</text:p>
          </table:table-cell>
          <table:table-cell office:value-type="string" office:value="Actually, I like her.">
            <text:p>Actually, I like h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町">
            <text:p>町</text:p>
          </table:table-cell>
          <table:table-cell office:value-type="string" office:value="まち">
            <text:p>まち</text:p>
          </table:table-cell>
          <table:table-cell office:value-type="string" office:value="town">
            <text:p>t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小さな町です。">
            <text:p>ここは小さな町です。</text:p>
          </table:table-cell>
          <table:table-cell office:value-type="string" office:value="ここ は ちいさな まち です。">
            <text:p>ここ は ちいさな まち です。</text:p>
          </table:table-cell>
          <table:table-cell office:value-type="string" office:value="This is a small town.">
            <text:p>This is a small town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お菓子">
            <text:p>お菓子</text:p>
          </table:table-cell>
          <table:table-cell office:value-type="string" office:value="おかし">
            <text:p>おかし</text:p>
          </table:table-cell>
          <table:table-cell office:value-type="string" office:value="sweets, snacks">
            <text:p>sweets, sna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と一緒にお菓子を作りました。">
            <text:p>お母さんと一緒にお菓子を作りました。</text:p>
          </table:table-cell>
          <table:table-cell office:value-type="string" office:value="おかあさん と いっしょ に おかし を つくりました。">
            <text:p>おかあさん と いっしょ に おかし を つくりました。</text:p>
          </table:table-cell>
          <table:table-cell office:value-type="string" office:value="I made sweets with my mother.">
            <text:p>I made sweets with my mother.</text:p>
          </table:table-cell>
          <table:table-cell office:value-type="string" office:value="みんなにお菓子をあげましょう。">
            <text:p>みんなにお菓子をあげましょう。</text:p>
          </table:table-cell>
          <table:table-cell office:value-type="string" office:value="みんな に おかし を あげましょう。">
            <text:p>みんな に おかし を あげましょう。</text:p>
          </table:table-cell>
          <table:table-cell office:value-type="string" office:value="Let's give everyone some sweets.">
            <text:p>Let's give everyone some sweet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緩い">
            <text:p>緩い</text:p>
          </table:table-cell>
          <table:table-cell office:value-type="string" office:value="ゆるい">
            <text:p>ゆるい</text:p>
          </table:table-cell>
          <table:table-cell office:value-type="string" office:value="slack, loose">
            <text:p>slack, lo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ズボンは緩いです。">
            <text:p>このズボンは緩いです。</text:p>
          </table:table-cell>
          <table:table-cell office:value-type="string" office:value="この ズボン は ゆるい です。">
            <text:p>この ズボン は ゆるい です。</text:p>
          </table:table-cell>
          <table:table-cell office:value-type="string" office:value="These trousers are loose.">
            <text:p>These trousers are loose.</text:p>
          </table:table-cell>
          <table:table-cell office:value-type="string" office:value="この靴は少し緩いです。">
            <text:p>この靴は少し緩いです。</text:p>
          </table:table-cell>
          <table:table-cell office:value-type="string" office:value="この くつ は すこし ゆるい です。">
            <text:p>この くつ は すこし ゆるい です。</text:p>
          </table:table-cell>
          <table:table-cell office:value-type="string" office:value="These shoes are little loose.">
            <text:p>These shoes are little loos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良い">
            <text:p>良い</text:p>
          </table:table-cell>
          <table:table-cell office:value-type="string" office:value="よい">
            <text:p>よい</text:p>
          </table:table-cell>
          <table:table-cell office:value-type="string" office:value="good (formal/written form)">
            <text:p>good (formal/written form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良い人です。">
            <text:p>彼は良い人です。</text:p>
          </table:table-cell>
          <table:table-cell office:value-type="string" office:value="かれ は よい ひと です 。">
            <text:p>かれ は よい ひと です 。</text:p>
          </table:table-cell>
          <table:table-cell office:value-type="string" office:value="He's a good person.">
            <text:p>He's a good person.</text:p>
          </table:table-cell>
          <table:table-cell office:value-type="string" office:value="良い家を選ぶのは難しい。">
            <text:p>良い家を選ぶのは難しい。</text:p>
          </table:table-cell>
          <table:table-cell office:value-type="string" office:value="よい いえ を えらぶ の は むずかしい。">
            <text:p>よい いえ を えらぶ の は むずかしい。</text:p>
          </table:table-cell>
          <table:table-cell office:value-type="string" office:value="It's difficult to choose a good house.">
            <text:p>It's difficult to choose a good hous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ようこそ">
            <text:p>ようこそ</text:p>
          </table:table-cell>
          <table:table-cell office:value-type="string" office:value="ようこそ">
            <text:p>ようこそ</text:p>
          </table:table-cell>
          <table:table-cell office:value-type="string" office:value="welcome (greeting)">
            <text:p>welcome (greeting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日本へようこそ。">
            <text:p>日本へようこそ。</text:p>
          </table:table-cell>
          <table:table-cell office:value-type="string" office:value="にっぽん へ ようこそ。">
            <text:p>にっぽん へ ようこそ。</text:p>
          </table:table-cell>
          <table:table-cell office:value-type="string" office:value="Welcome to Japan.">
            <text:p>Welcome to Japan.</text:p>
          </table:table-cell>
          <table:table-cell office:value-type="string" office:value="ようこそ夢の国へ。">
            <text:p>ようこそ夢の国へ。</text:p>
          </table:table-cell>
          <table:table-cell office:value-type="string" office:value="ようこそ ゆめ の くに へ。">
            <text:p>ようこそ ゆめ の くに へ。</text:p>
          </table:table-cell>
          <table:table-cell office:value-type="string" office:value="Welcome to the dream land!">
            <text:p>Welcome to the dream land!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お土産">
            <text:p>お土産</text:p>
          </table:table-cell>
          <table:table-cell office:value-type="string" office:value="おみやげ">
            <text:p>おみやげ</text:p>
          </table:table-cell>
          <table:table-cell office:value-type="string" office:value="souvenir (polite)">
            <text:p>souveni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お土産にお菓子を買ってきた。">
            <text:p>父はお土産にお菓子を買ってきた。</text:p>
          </table:table-cell>
          <table:table-cell office:value-type="string" office:value="ちち は おみやげ に おかし を かって きた。">
            <text:p>ちち は おみやげ に おかし を かって きた。</text:p>
          </table:table-cell>
          <table:table-cell office:value-type="string" office:value="My father bought some sweets as a souvenir.">
            <text:p>My father bought some sweets as a souvenir.</text:p>
          </table:table-cell>
          <table:table-cell office:value-type="string" office:value="友達にイギリスのお土産をもらいました。">
            <text:p>友達にイギリスのお土産をもらいました。</text:p>
          </table:table-cell>
          <table:table-cell office:value-type="string" office:value="ともだち に イギリス の おみやげ を もらいました。">
            <text:p>ともだち に イギリス の おみやげ を もらいました。</text:p>
          </table:table-cell>
          <table:table-cell office:value-type="string" office:value="I got a souvenir from England from my friend.">
            <text:p>I got a souvenir from England from my frien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両親">
            <text:p>両親</text:p>
          </table:table-cell>
          <table:table-cell office:value-type="string" office:value="りょうしん">
            <text:p>りょうしん</text:p>
          </table:table-cell>
          <table:table-cell office:value-type="string" office:value="parents">
            <text:p>parent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両親は大阪に住んでいます。">
            <text:p>私の両親は大阪に住んでいます。</text:p>
          </table:table-cell>
          <table:table-cell office:value-type="string" office:value="わたし の りょうしん は おおさか に すんで います。">
            <text:p>わたし の りょうしん は おおさか に すんで います。</text:p>
          </table:table-cell>
          <table:table-cell office:value-type="string" office:value="My parents live in Osaka.">
            <text:p>My parents live in Osaka.</text:p>
          </table:table-cell>
          <table:table-cell office:value-type="string" office:value="夏に両親と京都に行きました。">
            <text:p>夏に両親と京都に行きました。</text:p>
          </table:table-cell>
          <table:table-cell office:value-type="string" office:value="なつ に りょうしん と きょうと に いきました。">
            <text:p>なつ に りょうしん と きょうと に いきました。</text:p>
          </table:table-cell>
          <table:table-cell office:value-type="string" office:value="I went to Kyoto with my parents in the summer.">
            <text:p>I went to Kyoto with my parents in the summ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ウェーター">
            <text:p>ウェーター</text:p>
          </table:table-cell>
          <table:table-cell office:value-type="string" office:value="ウェーター">
            <text:p>ウェーター</text:p>
          </table:table-cell>
          <table:table-cell office:value-type="string" office:value="waiter">
            <text:p>wai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ウェーターが水を運んできました。">
            <text:p>ウェーターが水を運んできました。</text:p>
          </table:table-cell>
          <table:table-cell office:value-type="string" office:value="ウェーター が みず を はこんで きました。">
            <text:p>ウェーター が みず を はこんで きました。</text:p>
          </table:table-cell>
          <table:table-cell office:value-type="string" office:value="The waiter brought some water.">
            <text:p>The waiter brought some water.</text:p>
          </table:table-cell>
          <table:table-cell office:value-type="string" office:value="私はウェーターをしています。">
            <text:p>私はウェーターをしています。</text:p>
          </table:table-cell>
          <table:table-cell office:value-type="string" office:value="わたし は ウェーター を して います。">
            <text:p>わたし は ウェーター を して います。</text:p>
          </table:table-cell>
          <table:table-cell office:value-type="string" office:value="I'm working as a waiter.">
            <text:p>I'm working as a wait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ウェートレス">
            <text:p>ウェートレス</text:p>
          </table:table-cell>
          <table:table-cell office:value-type="string" office:value="ウェートレス">
            <text:p>ウェートレス</text:p>
          </table:table-cell>
          <table:table-cell office:value-type="string" office:value="waitress">
            <text:p>wait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ウェートレスを呼んだ。">
            <text:p>ウェートレスを呼んだ。</text:p>
          </table:table-cell>
          <table:table-cell office:value-type="string" office:value="ウェートレス を よんだ。">
            <text:p>ウェートレス を よんだ。</text:p>
          </table:table-cell>
          <table:table-cell office:value-type="string" office:value="I called the waitress.">
            <text:p>I called the waitress.</text:p>
          </table:table-cell>
          <table:table-cell office:value-type="string" office:value="このカフェにはウェートレスが一人しかいない。">
            <text:p>このカフェにはウェートレスが一人しかいない。</text:p>
          </table:table-cell>
          <table:table-cell office:value-type="string" office:value="この カフェ に は ウェートレス が ひとり しか いない。">
            <text:p>この カフェ に は ウェートレス が ひとり しか いない。</text:p>
          </table:table-cell>
          <table:table-cell office:value-type="string" office:value="There is only one waitress in this cafe.">
            <text:p>There is only one waitress in this caf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絶対に">
            <text:p>絶対に</text:p>
          </table:table-cell>
          <table:table-cell office:value-type="string" office:value="ぜったいに">
            <text:p>ぜったいに</text:p>
          </table:table-cell>
          <table:table-cell office:value-type="string" office:value="absolutely, definitely">
            <text:p>absolutely, definit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絶対に駄目です。">
            <text:p>絶対に駄目です。</text:p>
          </table:table-cell>
          <table:table-cell office:value-type="string" office:value="ぜったい に だめ です。">
            <text:p>ぜったい に だめ です。</text:p>
          </table:table-cell>
          <table:table-cell office:value-type="string" office:value="Absolutely not.">
            <text:p>Absolutely not.</text:p>
          </table:table-cell>
          <table:table-cell office:value-type="string" office:value="明日は絶対に仕事を休まないでください。">
            <text:p>明日は絶対に仕事を休まないでください。</text:p>
          </table:table-cell>
          <table:table-cell office:value-type="string" office:value="あした は ぜったい に しごと を やすまないで ください。">
            <text:p>あした は ぜったい に しごと を やすまないで ください。</text:p>
          </table:table-cell>
          <table:table-cell office:value-type="string" office:value="Please don't be absent from work tomorrow for sure.">
            <text:p>Please don't be absent from work tomorrow for sur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ごちそう">
            <text:p>ごちそう</text:p>
          </table:table-cell>
          <table:table-cell office:value-type="string" office:value="ごちそう">
            <text:p>ごちそう</text:p>
          </table:table-cell>
          <table:table-cell office:value-type="string" office:value="feast, treat">
            <text:p>feast, tr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ーブルの上にごちそうが並んでいる。">
            <text:p>テーブルの上にごちそうが並んでいる。</text:p>
          </table:table-cell>
          <table:table-cell office:value-type="string" office:value="テーブル の うえ に ごちそう が ならんで いる。">
            <text:p>テーブル の うえ に ごちそう が ならんで いる。</text:p>
          </table:table-cell>
          <table:table-cell office:value-type="string" office:value="There are some delicious treats lined up on the table.">
            <text:p>There are some delicious treats lined up on the table.</text:p>
          </table:table-cell>
          <table:table-cell office:value-type="string" office:value="今日は妻がごちそうを作ってくれた。">
            <text:p>今日は妻がごちそうを作ってくれた。</text:p>
          </table:table-cell>
          <table:table-cell office:value-type="string" office:value="きょう は つま が ごちそう を つくって くれた。">
            <text:p>きょう は つま が ごちそう を つくって くれた。</text:p>
          </table:table-cell>
          <table:table-cell office:value-type="string" office:value="Today my wife cooked a feast.">
            <text:p>Today my wife cooked a feas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フォーク">
            <text:p>フォーク</text:p>
          </table:table-cell>
          <table:table-cell office:value-type="string" office:value="フォーク">
            <text:p>フォーク</text:p>
          </table:table-cell>
          <table:table-cell office:value-type="string" office:value="fork">
            <text:p>f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ォークをもらえますか。">
            <text:p>フォークをもらえますか。</text:p>
          </table:table-cell>
          <table:table-cell office:value-type="string" office:value="フォーク を もらえます か。">
            <text:p>フォーク を もらえます か。</text:p>
          </table:table-cell>
          <table:table-cell office:value-type="string" office:value="May I have a fork?">
            <text:p>May I have a fork?</text:p>
          </table:table-cell>
          <table:table-cell office:value-type="string" office:value="ケーキを食べるのにフォークが要ります。">
            <text:p>ケーキを食べるのにフォークが要ります。</text:p>
          </table:table-cell>
          <table:table-cell office:value-type="string" office:value="ケーキ を たべる の に フォーク が いります。">
            <text:p>ケーキ を たべる の に フォーク が いります。</text:p>
          </table:table-cell>
          <table:table-cell office:value-type="string" office:value="I need a fork to eat the cake.">
            <text:p>I need a fork to eat the cak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スプーン">
            <text:p>スプーン</text:p>
          </table:table-cell>
          <table:table-cell office:value-type="string" office:value="スプーン">
            <text:p>スプーン</text:p>
          </table:table-cell>
          <table:table-cell office:value-type="string" office:value="spoon">
            <text:p>sp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ーライスはスプーンで食べます。">
            <text:p>カレーライスはスプーンで食べます。</text:p>
          </table:table-cell>
          <table:table-cell office:value-type="string" office:value="カレーライス は スプーン で たべます。">
            <text:p>カレーライス は スプーン で たべます。</text:p>
          </table:table-cell>
          <table:table-cell office:value-type="string" office:value="You eat curry and rice with a spoon.">
            <text:p>You eat curry and rice with a spoon.</text:p>
          </table:table-cell>
          <table:table-cell office:value-type="string" office:value="赤ちゃんがスプーンでご飯を食べている。">
            <text:p>赤ちゃんがスプーンでご飯を食べている。</text:p>
          </table:table-cell>
          <table:table-cell office:value-type="string" office:value="あかちゃん が スプーン で ごはん を たべて いる。">
            <text:p>あかちゃん が スプーン で ごはん を たべて いる。</text:p>
          </table:table-cell>
          <table:table-cell office:value-type="string" office:value="The baby is eating with a spoon.">
            <text:p>The baby is eating with a spo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瓶">
            <text:p>瓶</text:p>
          </table:table-cell>
          <table:table-cell office:value-type="string" office:value="びん">
            <text:p>びん</text:p>
          </table:table-cell>
          <table:table-cell office:value-type="string" office:value="bottle">
            <text:p>bott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瓶ビールを注文した。">
            <text:p>瓶ビールを注文した。</text:p>
          </table:table-cell>
          <table:table-cell office:value-type="string" office:value="びん ビール を ちゅうもん した。">
            <text:p>びん ビール を ちゅうもん した。</text:p>
          </table:table-cell>
          <table:table-cell office:value-type="string" office:value="I ordered a bottle of beer.">
            <text:p>I ordered a bottle of beer.</text:p>
          </table:table-cell>
          <table:table-cell office:value-type="string" office:value="瓶はリサイクルに出します。">
            <text:p>瓶はリサイクルに出します。</text:p>
          </table:table-cell>
          <table:table-cell office:value-type="string" office:value="びん は リサイクル に だします。">
            <text:p>びん は リサイクル に だします。</text:p>
          </table:table-cell>
          <table:table-cell office:value-type="string" office:value="Bottles should be taken out for recycling.">
            <text:p>Bottles should be taken out for recycl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付く">
            <text:p>付く</text:p>
          </table:table-cell>
          <table:table-cell office:value-type="string" office:value="つく">
            <text:p>つく</text:p>
          </table:table-cell>
          <table:table-cell office:value-type="string" office:value="be on, be switched on">
            <text:p>be on, be switched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屋の電気が付いています。">
            <text:p>部屋の電気が付いています。</text:p>
          </table:table-cell>
          <table:table-cell office:value-type="string" office:value="へや の でんき が ついて います。">
            <text:p>へや の でんき が ついて います。</text:p>
          </table:table-cell>
          <table:table-cell office:value-type="string" office:value="The room light is on.">
            <text:p>The room light is on.</text:p>
          </table:table-cell>
          <table:table-cell office:value-type="string" office:value="電気が付いたままですよ。">
            <text:p>電気が付いたままですよ。</text:p>
          </table:table-cell>
          <table:table-cell office:value-type="string" office:value="でんき が ついた まま です よ。">
            <text:p>でんき が ついた まま です よ。</text:p>
          </table:table-cell>
          <table:table-cell office:value-type="string" office:value="The light is still on.">
            <text:p>The light is still 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醤油">
            <text:p>醤油</text:p>
          </table:table-cell>
          <table:table-cell office:value-type="string" office:value="しょうゆ">
            <text:p>しょうゆ</text:p>
          </table:table-cell>
          <table:table-cell office:value-type="string" office:value="soy sauce">
            <text:p>soy sau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少し醤油を足してください。">
            <text:p>もう少し醤油を足してください。</text:p>
          </table:table-cell>
          <table:table-cell office:value-type="string" office:value="もう すこし しょうゆ を たして ください。">
            <text:p>もう すこし しょうゆ を たして ください。</text:p>
          </table:table-cell>
          <table:table-cell office:value-type="string" office:value="Please add a little more soy sauce.">
            <text:p>Please add a little more soy sauce.</text:p>
          </table:table-cell>
          <table:table-cell office:value-type="string" office:value="寿司には醤油をつけます。">
            <text:p>寿司には醤油をつけます。</text:p>
          </table:table-cell>
          <table:table-cell office:value-type="string" office:value="すし に は しょうゆ を つけます。">
            <text:p>すし に は しょうゆ を つけます。</text:p>
          </table:table-cell>
          <table:table-cell office:value-type="string" office:value="We put soy sauce on sushi.">
            <text:p>We put soy sauce on sushi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茶碗">
            <text:p>茶碗</text:p>
          </table:table-cell>
          <table:table-cell office:value-type="string" office:value="ちゃわん">
            <text:p>ちゃわん</text:p>
          </table:table-cell>
          <table:table-cell office:value-type="string" office:value="rice bowl">
            <text:p>rice bow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茶碗にご飯をよそいました。">
            <text:p>茶碗にご飯をよそいました。</text:p>
          </table:table-cell>
          <table:table-cell office:value-type="string" office:value="ちゃわん に ごはん を よそいました 。">
            <text:p>ちゃわん に ごはん を よそいました 。</text:p>
          </table:table-cell>
          <table:table-cell office:value-type="string" office:value="I put some rice into the rice bowl.">
            <text:p>I put some rice into the rice bowl.</text:p>
          </table:table-cell>
          <table:table-cell office:value-type="string" office:value="私は毎晩、茶碗に２杯ご飯を食べます。">
            <text:p>私は毎晩、茶碗に２杯ご飯を食べます。</text:p>
          </table:table-cell>
          <table:table-cell office:value-type="string" office:value="わたし は まいばん、ちゃわん に ２ はい ごはん を たべます。">
            <text:p>わたし は まいばん、ちゃわん に ２ はい ごはん を たべます。</text:p>
          </table:table-cell>
          <table:table-cell office:value-type="string" office:value="I eat two bowls of rice every night.">
            <text:p>I eat two bowls of rice every nigh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決める">
            <text:p>決める</text:p>
          </table:table-cell>
          <table:table-cell office:value-type="string" office:value="きめる">
            <text:p>きめる</text:p>
          </table:table-cell>
          <table:table-cell office:value-type="string" office:value="decide, agree upon">
            <text:p>decide, agree up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帰国することに決めました。">
            <text:p>帰国することに決めました。</text:p>
          </table:table-cell>
          <table:table-cell office:value-type="string" office:value="きこく する こと に きめました。">
            <text:p>きこく する こと に きめました。</text:p>
          </table:table-cell>
          <table:table-cell office:value-type="string" office:value="I've decided to go back to my country.">
            <text:p>I've decided to go back to my country.</text:p>
          </table:table-cell>
          <table:table-cell office:value-type="string" office:value="私は彼女との結婚を決めた。">
            <text:p>私は彼女との結婚を決めた。</text:p>
          </table:table-cell>
          <table:table-cell office:value-type="string" office:value="わたし は かのじょ と の けっこん を きめた。">
            <text:p>わたし は かのじょ と の けっこん を きめた。</text:p>
          </table:table-cell>
          <table:table-cell office:value-type="string" office:value="I decided to marry her.">
            <text:p>I decided to marry h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感じる">
            <text:p>感じる</text:p>
          </table:table-cell>
          <table:table-cell office:value-type="string" office:value="かんじる">
            <text:p>かんじる</text:p>
          </table:table-cell>
          <table:table-cell office:value-type="string" office:value="feel, sense">
            <text:p>feel, sen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彼はその仕事に大きなプレッシャーを感じています。">
            <text:p>彼はその仕事に大きなプレッシャーを感じています。</text:p>
          </table:table-cell>
          <table:table-cell office:value-type="string" office:value="かれ は その しごと に おおきな プレッシャー を かんじて います。">
            <text:p>かれ は その しごと に おおきな プレッシャー を かんじて います。</text:p>
          </table:table-cell>
          <table:table-cell office:value-type="string" office:value="He feels under a lot of pressure at work.">
            <text:p>He feels under a lot of pressure at wor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生きる">
            <text:p>生きる</text:p>
          </table:table-cell>
          <table:table-cell office:value-type="string" office:value="いきる">
            <text:p>いきる</text:p>
          </table:table-cell>
          <table:table-cell office:value-type="string" office:value="live (one's life)">
            <text:p>live (one's lif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皆一生懸命生きている。">
            <text:p>皆一生懸命生きている。</text:p>
          </table:table-cell>
          <table:table-cell office:value-type="string" office:value="みな いっしょうけんめい いきて いる。">
            <text:p>みな いっしょうけんめい いきて いる。</text:p>
          </table:table-cell>
          <table:table-cell office:value-type="string" office:value="They're all doing the best they can to live their life.">
            <text:p>They're all doing the best they can to live their life.</text:p>
          </table:table-cell>
          <table:table-cell office:value-type="string" office:value="このカメは30年生きている。">
            <text:p>このカメは30年生きている。</text:p>
          </table:table-cell>
          <table:table-cell office:value-type="string" office:value="この カメ は 30 ねん いきて いる。">
            <text:p>この カメ は 30 ねん いきて いる。</text:p>
          </table:table-cell>
          <table:table-cell office:value-type="string" office:value="This turtle has lived for 30 years.">
            <text:p>This turtle has lived for 30 year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動かす">
            <text:p>動かす</text:p>
          </table:table-cell>
          <table:table-cell office:value-type="string" office:value="うごかす">
            <text:p>うごかす</text:p>
          </table:table-cell>
          <table:table-cell office:value-type="string" office:value="move (something)">
            <text:p>mov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屋の家具を動かしました。">
            <text:p>部屋の家具を動かしました。</text:p>
          </table:table-cell>
          <table:table-cell office:value-type="string" office:value="へや の かぐ を うごかしました。">
            <text:p>へや の かぐ を うごかしました。</text:p>
          </table:table-cell>
          <table:table-cell office:value-type="string" office:value="I moved the furniture in the room.">
            <text:p>I moved the furniture in the room.</text:p>
          </table:table-cell>
          <table:table-cell office:value-type="string" office:value="少し体を動かしたい。">
            <text:p>少し体を動かしたい。</text:p>
          </table:table-cell>
          <table:table-cell office:value-type="string" office:value="すこし からだ を うごかしたい。">
            <text:p>すこし からだ を うごかしたい。</text:p>
          </table:table-cell>
          <table:table-cell office:value-type="string" office:value="I want to move my body a little.">
            <text:p>I want to move my body a littl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壊れる">
            <text:p>壊れる</text:p>
          </table:table-cell>
          <table:table-cell office:value-type="string" office:value="こわれる">
            <text:p>こわれる</text:p>
          </table:table-cell>
          <table:table-cell office:value-type="string" office:value="break, break down">
            <text:p>break, break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社のパソコンが壊れた。">
            <text:p>会社のパソコンが壊れた。</text:p>
          </table:table-cell>
          <table:table-cell office:value-type="string" office:value="かいしゃ の パソコン が こわれた。">
            <text:p>かいしゃ の パソコン が こわれた。</text:p>
          </table:table-cell>
          <table:table-cell office:value-type="string" office:value="The company computer broke down.">
            <text:p>The company computer broke down.</text:p>
          </table:table-cell>
          <table:table-cell office:value-type="string" office:value="カメラが壊れた。">
            <text:p>カメラが壊れた。</text:p>
          </table:table-cell>
          <table:table-cell office:value-type="string" office:value="カメラ が こわれた。">
            <text:p>カメラ が こわれた。</text:p>
          </table:table-cell>
          <table:table-cell office:value-type="string" office:value="My camera broke.">
            <text:p>My camera brok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復習">
            <text:p>復習</text:p>
          </table:table-cell>
          <table:table-cell office:value-type="string" office:value="ふくしゅう">
            <text:p>ふくしゅう</text:p>
          </table:table-cell>
          <table:table-cell office:value-type="string" office:value="review">
            <text:p>revie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の復習をしましたか。">
            <text:p>昨日の復習をしましたか。</text:p>
          </table:table-cell>
          <table:table-cell office:value-type="string" office:value="きのう の ふくしゅう を しました か。">
            <text:p>きのう の ふくしゅう を しました か。</text:p>
          </table:table-cell>
          <table:table-cell office:value-type="string" office:value="Did you review yesterday's lesson?">
            <text:p>Did you review yesterday's lesson?</text:p>
          </table:table-cell>
          <table:table-cell office:value-type="string" office:value="まず、先週の復習から始めましょう。">
            <text:p>まず、先週の復習から始めましょう。</text:p>
          </table:table-cell>
          <table:table-cell office:value-type="string" office:value="まず、せんしゅう の ふくしゅう から はじめましょう。">
            <text:p>まず、せんしゅう の ふくしゅう から はじめましょう。</text:p>
          </table:table-cell>
          <table:table-cell office:value-type="string" office:value="First, let's start with the review of last week.">
            <text:p>First, let's start with the review of last wee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眉">
            <text:p>眉</text:p>
          </table:table-cell>
          <table:table-cell office:value-type="string" office:value="まゆ">
            <text:p>まゆ</text:p>
          </table:table-cell>
          <table:table-cell office:value-type="string" office:value="eyebrow">
            <text:p>eyebr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眉が濃いね。">
            <text:p>彼は眉が濃いね。</text:p>
          </table:table-cell>
          <table:table-cell office:value-type="string" office:value="かれ は まゆ が こい ね。">
            <text:p>かれ は まゆ が こい ね。</text:p>
          </table:table-cell>
          <table:table-cell office:value-type="string" office:value="He has thick eyebrows.">
            <text:p>He has thick eyebrows.</text:p>
          </table:table-cell>
          <table:table-cell office:value-type="string" office:value="眉を少し細くしました。">
            <text:p>眉を少し細くしました。</text:p>
          </table:table-cell>
          <table:table-cell office:value-type="string" office:value="まゆ を すこし ほそく しました。">
            <text:p>まゆ を すこし ほそく しました。</text:p>
          </table:table-cell>
          <table:table-cell office:value-type="string" office:value="I've made my eyebrows a little thinner.">
            <text:p>I've made my eyebrows a little thinn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客">
            <text:p>客</text:p>
          </table:table-cell>
          <table:table-cell office:value-type="string" office:value="きゃく">
            <text:p>きゃく</text:p>
          </table:table-cell>
          <table:table-cell office:value-type="string" office:value="visitor, customer">
            <text:p>visitor, custom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は若い客が多いです。">
            <text:p>その店は若い客が多いです。</text:p>
          </table:table-cell>
          <table:table-cell office:value-type="string" office:value="その みせ は わかい きゃく が おおい です。">
            <text:p>その みせ は わかい きゃく が おおい です。</text:p>
          </table:table-cell>
          <table:table-cell office:value-type="string" office:value="That shop has a lot of young customers.">
            <text:p>That shop has a lot of young customers.</text:p>
          </table:table-cell>
          <table:table-cell office:value-type="string" office:value="今日、うちにお客様が来ます。">
            <text:p>今日、うちにお客様が来ます。</text:p>
          </table:table-cell>
          <table:table-cell office:value-type="string" office:value="きょう、うち に おきゃくさま が きます。">
            <text:p>きょう、うち に おきゃくさま が きます。</text:p>
          </table:table-cell>
          <table:table-cell office:value-type="string" office:value="Today a visitor is coming to our home.">
            <text:p>Today a visitor is coming to our ho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机">
            <text:p>机</text:p>
          </table:table-cell>
          <table:table-cell office:value-type="string" office:value="つくえ">
            <text:p>つくえ</text:p>
          </table:table-cell>
          <table:table-cell office:value-type="string" office:value="desk">
            <text:p>des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机を買ってもらいました。">
            <text:p>新しい机を買ってもらいました。</text:p>
          </table:table-cell>
          <table:table-cell office:value-type="string" office:value="あたらしい つくえ を かって もらいました。">
            <text:p>あたらしい つくえ を かって もらいました。</text:p>
          </table:table-cell>
          <table:table-cell office:value-type="string" office:value="They bought me a new desk.">
            <text:p>They bought me a new desk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風呂">
            <text:p>風呂</text:p>
          </table:table-cell>
          <table:table-cell office:value-type="string" office:value="ふろ">
            <text:p>ふろ</text:p>
          </table:table-cell>
          <table:table-cell office:value-type="string" office:value="bath">
            <text:p>ba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今お風呂に入っています。">
            <text:p>父は今お風呂に入っています。</text:p>
          </table:table-cell>
          <table:table-cell office:value-type="string" office:value="ちち は いま おふろ に はいって います。">
            <text:p>ちち は いま おふろ に はいって います。</text:p>
          </table:table-cell>
          <table:table-cell office:value-type="string" office:value="My father's taking a bath right now.">
            <text:p>My father's taking a bath right now.</text:p>
          </table:table-cell>
          <table:table-cell office:value-type="string" office:value="お風呂のお湯が一杯です。">
            <text:p>お風呂のお湯が一杯です。</text:p>
          </table:table-cell>
          <table:table-cell office:value-type="string" office:value="おふろ の おゆ が いっぱい です。">
            <text:p>おふろ の おゆ が いっぱい です。</text:p>
          </table:table-cell>
          <table:table-cell office:value-type="string" office:value="The bath is filled with hot water.">
            <text:p>The bath is filled with hot wat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湯">
            <text:p>湯</text:p>
          </table:table-cell>
          <table:table-cell office:value-type="string" office:value="ゆ">
            <text:p>ゆ</text:p>
          </table:table-cell>
          <table:table-cell office:value-type="string" office:value="hot water">
            <text:p>hot w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風呂のお湯が一杯です。">
            <text:p>お風呂のお湯が一杯です。</text:p>
          </table:table-cell>
          <table:table-cell office:value-type="string" office:value="おふろ の おゆ が いっぱい です。">
            <text:p>おふろ の おゆ が いっぱい です。</text:p>
          </table:table-cell>
          <table:table-cell office:value-type="string" office:value="The bath is filled with hot water.">
            <text:p>The bath is filled with hot water.</text:p>
          </table:table-cell>
          <table:table-cell office:value-type="string" office:value="カップラーメンにお湯を入れてください。">
            <text:p>カップラーメンにお湯を入れてください。</text:p>
          </table:table-cell>
          <table:table-cell office:value-type="string" office:value="カップラーメン に おゆ を いれて ください。">
            <text:p>カップラーメン に おゆ を いれて ください。</text:p>
          </table:table-cell>
          <table:table-cell office:value-type="string" office:value="Please pour hot water into the instant ramen.">
            <text:p>Please pour hot water into the instant rame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ぬるい">
            <text:p>ぬるい</text:p>
          </table:table-cell>
          <table:table-cell office:value-type="string" office:value="ぬるい">
            <text:p>ぬるい</text:p>
          </table:table-cell>
          <table:table-cell office:value-type="string" office:value="tepid, lukewarm">
            <text:p>tepid, lukewarm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風呂がぬるかった。">
            <text:p>風呂がぬるかった。</text:p>
          </table:table-cell>
          <table:table-cell office:value-type="string" office:value="ふろ が ぬるかった。">
            <text:p>ふろ が ぬるかった。</text:p>
          </table:table-cell>
          <table:table-cell office:value-type="string" office:value="The bath was lukewarm.">
            <text:p>The bath was lukewarm.</text:p>
          </table:table-cell>
          <table:table-cell office:value-type="string" office:value="ぬるいココアは美味しくない。">
            <text:p>ぬるいココアは美味しくない。</text:p>
          </table:table-cell>
          <table:table-cell office:value-type="string" office:value="ぬるい ココア は おいしく ない。">
            <text:p>ぬるい ココア は おいしく ない。</text:p>
          </table:table-cell>
          <table:table-cell office:value-type="string" office:value="Lukewarm cocoa is not good.">
            <text:p>Lukewarm cocoa is not goo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風邪薬">
            <text:p>風邪薬</text:p>
          </table:table-cell>
          <table:table-cell office:value-type="string" office:value="かぜぐすり">
            <text:p>かぜぐすり</text:p>
          </table:table-cell>
          <table:table-cell office:value-type="string" office:value="cold medicine">
            <text:p>cold medic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風邪薬を飲みなさい。">
            <text:p>この風邪薬を飲みなさい。</text:p>
          </table:table-cell>
          <table:table-cell office:value-type="string" office:value="この かぜ ぐすり を のみなさい。">
            <text:p>この かぜ ぐすり を のみなさい。</text:p>
          </table:table-cell>
          <table:table-cell office:value-type="string" office:value="Take this cold medicine.">
            <text:p>Take this cold medicine.</text:p>
          </table:table-cell>
          <table:table-cell office:value-type="string" office:value="昨日は風邪薬を飲んですぐ寝ました。">
            <text:p>昨日は風邪薬を飲んですぐ寝ました。</text:p>
          </table:table-cell>
          <table:table-cell office:value-type="string" office:value="きのう は かぜ ぐすり を のんで すぐ ねました。">
            <text:p>きのう は かぜ ぐすり を のんで すぐ ねました。</text:p>
          </table:table-cell>
          <table:table-cell office:value-type="string" office:value="Yesterday I went to bed right after I took cold medicine.">
            <text:p>Yesterday I went to bed right after I took cold medicin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靴下">
            <text:p>靴下</text:p>
          </table:table-cell>
          <table:table-cell office:value-type="string" office:value="くつした">
            <text:p>くつした</text:p>
          </table:table-cell>
          <table:table-cell office:value-type="string" office:value="socks">
            <text:p>so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靴下は3足で1000円です。">
            <text:p>この靴下は3足で1000円です。</text:p>
          </table:table-cell>
          <table:table-cell office:value-type="string" office:value="この くつした は 3 そく で 1000 えん です。">
            <text:p>この くつした は 3 そく で 1000 えん です。</text:p>
          </table:table-cell>
          <table:table-cell office:value-type="string" office:value="These socks are 1,000 yen for 3 pairs.">
            <text:p>These socks are 1,000 yen for 3 pairs.</text:p>
          </table:table-cell>
          <table:table-cell office:value-type="string" office:value="靴下に穴が開いている。">
            <text:p>靴下に穴が開いている。</text:p>
          </table:table-cell>
          <table:table-cell office:value-type="string" office:value="くつした に あな が あいて いる。">
            <text:p>くつした に あな が あいて いる。</text:p>
          </table:table-cell>
          <table:table-cell office:value-type="string" office:value="There are holes in my socks.">
            <text:p>There are holes in my socks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たばこ">
            <text:p>たばこ</text:p>
          </table:table-cell>
          <table:table-cell office:value-type="string" office:value="たばこ">
            <text:p>たばこ</text:p>
          </table:table-cell>
          <table:table-cell office:value-type="string" office:value="tobacco, cigarette">
            <text:p>tobacco, cigaret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たばこを吸いません。">
            <text:p>彼はたばこを吸いません。</text:p>
          </table:table-cell>
          <table:table-cell office:value-type="string" office:value="かれ は たばこ を すいません。">
            <text:p>かれ は たばこ を すいません。</text:p>
          </table:table-cell>
          <table:table-cell office:value-type="string" office:value="He doesn't smoke.">
            <text:p>He doesn't smoke.</text:p>
          </table:table-cell>
          <table:table-cell office:value-type="string" office:value="たばこは体に悪い。">
            <text:p>たばこは体に悪い。</text:p>
          </table:table-cell>
          <table:table-cell office:value-type="string" office:value="たばこ は からだ に わるい。">
            <text:p>たばこ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アイスコーヒー">
            <text:p>アイスコーヒー</text:p>
          </table:table-cell>
          <table:table-cell office:value-type="string" office:value="アイスコーヒー">
            <text:p>アイスコーヒー</text:p>
          </table:table-cell>
          <table:table-cell office:value-type="string" office:value="iced coffee">
            <text:p>iced cof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アイスコーヒーをください。">
            <text:p>アイスコーヒーをください。</text:p>
          </table:table-cell>
          <table:table-cell office:value-type="string" office:value="アイス コーヒー を ください。">
            <text:p>アイス コーヒー を ください。</text:p>
          </table:table-cell>
          <table:table-cell office:value-type="string" office:value="I'll have an iced coffee please.">
            <text:p>I'll have an iced coffee please.</text:p>
          </table:table-cell>
          <table:table-cell office:value-type="string" office:value="アイスコーヒーにミルクをたくさん入れてください。">
            <text:p>アイスコーヒーにミルクをたくさん入れてください。</text:p>
          </table:table-cell>
          <table:table-cell office:value-type="string" office:value="アイス コーヒー に ミルク を たくさん いれて ください。">
            <text:p>アイス コーヒー に ミルク を たくさん いれて ください。</text:p>
          </table:table-cell>
          <table:table-cell office:value-type="string" office:value="Please put a lot of milk in my iced coffee.">
            <text:p>Please put a lot of milk in my iced coffe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天ぷら">
            <text:p>天ぷら</text:p>
          </table:table-cell>
          <table:table-cell office:value-type="string" office:value="てんぷら">
            <text:p>てんぷら</text:p>
          </table:table-cell>
          <table:table-cell office:value-type="string" office:value="Japanese deep-fried food">
            <text:p>Japanese deep-fried f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えびの天ぷらが好きです。">
            <text:p>私はえびの天ぷらが好きです。</text:p>
          </table:table-cell>
          <table:table-cell office:value-type="string" office:value="わたし は えび の てんぷら が すき です。">
            <text:p>わたし は えび の てんぷら が すき です。</text:p>
          </table:table-cell>
          <table:table-cell office:value-type="string" office:value="I like shrimp tempura.">
            <text:p>I like shrimp tempura.</text:p>
          </table:table-cell>
          <table:table-cell office:value-type="string" office:value="夕飯にナスの天ぷらを食べました。">
            <text:p>夕飯にナスの天ぷらを食べました。</text:p>
          </table:table-cell>
          <table:table-cell office:value-type="string" office:value="ゆうはん に ナス の てんぷら を たべました。">
            <text:p>ゆうはん に ナス の てんぷら を たべました。</text:p>
          </table:table-cell>
          <table:table-cell office:value-type="string" office:value="I ate eggplant tempura for dinner.">
            <text:p>I ate eggplant tempura for dinn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肉">
            <text:p>肉</text:p>
          </table:table-cell>
          <table:table-cell office:value-type="string" office:value="にく">
            <text:p>にく</text:p>
          </table:table-cell>
          <table:table-cell office:value-type="string" office:value="flesh, meat">
            <text:p>flesh, m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肉をたくさん食べました。">
            <text:p>昨日の夜は肉をたくさん食べました。</text:p>
          </table:table-cell>
          <table:table-cell office:value-type="string" office:value="きのう の よる は にく を たくさん たべました。">
            <text:p>きのう の よる は にく を たくさん たべました。</text:p>
          </table:table-cell>
          <table:table-cell office:value-type="string" office:value="I ate a lot of meat last night.">
            <text:p>I ate a lot of meat last night.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昨夜">
            <text:p>昨夜</text:p>
          </table:table-cell>
          <table:table-cell office:value-type="string" office:value="ゆうべ">
            <text:p>ゆうべ</text:p>
          </table:table-cell>
          <table:table-cell office:value-type="string" office:value="last night, last evening (colloquial)">
            <text:p>last night, last evening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夜、流れ星を見ました。">
            <text:p>昨夜、流れ星を見ました。</text:p>
          </table:table-cell>
          <table:table-cell office:value-type="string" office:value="ゆうべ、ながれぼし を みました。">
            <text:p>ゆうべ、ながれぼし を みました。</text:p>
          </table:table-cell>
          <table:table-cell office:value-type="string" office:value="I saw a shooting star last night.">
            <text:p>I saw a shooting star last night.</text:p>
          </table:table-cell>
          <table:table-cell office:value-type="string" office:value="昨夜は涼しかったので、走りに行きました。">
            <text:p>昨夜は涼しかったので、走りに行きました。</text:p>
          </table:table-cell>
          <table:table-cell office:value-type="string" office:value="ゆうべ は すずしかった ので、はしり に いきました。">
            <text:p>ゆうべ は すずしかった ので、はしり に いきました。</text:p>
          </table:table-cell>
          <table:table-cell office:value-type="string" office:value="It was cool out last night, so I went running.">
            <text:p>It was cool out last night, so I went running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流行る">
            <text:p>流行る</text:p>
          </table:table-cell>
          <table:table-cell office:value-type="string" office:value="はやる">
            <text:p>はやる</text:p>
          </table:table-cell>
          <table:table-cell office:value-type="string" office:value="be in fashion, be popular">
            <text:p>be in fashion, be popula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去年はスニーカーが流行りました。">
            <text:p>去年はスニーカーが流行りました。</text:p>
          </table:table-cell>
          <table:table-cell office:value-type="string" office:value="きょねん は スニーカー が はやりました。">
            <text:p>きょねん は スニーカー が はやりました。</text:p>
          </table:table-cell>
          <table:table-cell office:value-type="string" office:value="Sneakers were popular last year.">
            <text:p>Sneakers were popular last year.</text:p>
          </table:table-cell>
          <table:table-cell office:value-type="string" office:value="今、大きなサングラスが流行っている。">
            <text:p>今、大きなサングラスが流行っている。</text:p>
          </table:table-cell>
          <table:table-cell office:value-type="string" office:value="いま、おおきな サングラス が はやって いる。">
            <text:p>いま、おおきな サングラス が はやって いる。</text:p>
          </table:table-cell>
          <table:table-cell office:value-type="string" office:value="Now, big sunglasses are in fashion.">
            <text:p>Now, big sunglasses are in fashion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連れてくる">
            <text:p>連れてくる</text:p>
          </table:table-cell>
          <table:table-cell office:value-type="string" office:value="つれてくる">
            <text:p>つれてくる</text:p>
          </table:table-cell>
          <table:table-cell office:value-type="string" office:value="bring (a person)">
            <text:p>bring (a person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息子が友達を連れてきました。">
            <text:p>息子が友達を連れてきました。</text:p>
          </table:table-cell>
          <table:table-cell office:value-type="string" office:value="むすこ が ともだち を つれて きました。">
            <text:p>むすこ が ともだち を つれて きました。</text:p>
          </table:table-cell>
          <table:table-cell office:value-type="string" office:value="My son brought a friend.">
            <text:p>My son brought a friend.</text:p>
          </table:table-cell>
          <table:table-cell office:value-type="string" office:value="今日、娘が初めて家に彼氏を連れてくる。">
            <text:p>今日、娘が初めて家に彼氏を連れてくる。</text:p>
          </table:table-cell>
          <table:table-cell office:value-type="string" office:value="きょう、むすめ が はじめて いえ に かれし を つれて くる。">
            <text:p>きょう、むすめ が はじめて いえ に かれし を つれて くる。</text:p>
          </table:table-cell>
          <table:table-cell office:value-type="string" office:value="Today my daughter is bringing her boyfriend to our home for the first time.">
            <text:p>Today my daughter is bringing her boyfriend to our home for the first tim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方">
            <text:p>方</text:p>
          </table:table-cell>
          <table:table-cell office:value-type="string" office:value="かた">
            <text:p>かた</text:p>
          </table:table-cell>
          <table:table-cell office:value-type="string" office:value="person (polite form)">
            <text:p>person (polite form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方、どうぞ。">
            <text:p>次の方、どうぞ。</text:p>
          </table:table-cell>
          <table:table-cell office:value-type="string" office:value="つぎ の かた、どうぞ。">
            <text:p>つぎ の かた、どうぞ。</text:p>
          </table:table-cell>
          <table:table-cell office:value-type="string" office:value="Next please.">
            <text:p>Next please.</text:p>
          </table:table-cell>
          <table:table-cell office:value-type="string" office:value="質問のある方はどうぞ。">
            <text:p>質問のある方はどうぞ。</text:p>
          </table:table-cell>
          <table:table-cell office:value-type="string" office:value="しつもん の ある かた は どうぞ。">
            <text:p>しつもん の ある かた は どうぞ。</text:p>
          </table:table-cell>
          <table:table-cell office:value-type="string" office:value="Those who have questions, please feel free to ask.">
            <text:p>Those who have questions, please feel free to as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零">
            <text:p>零</text:p>
          </table:table-cell>
          <table:table-cell office:value-type="string" office:value="れい">
            <text:p>れい</text:p>
          </table:table-cell>
          <table:table-cell office:value-type="string" office:value="zero">
            <text:p>zer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ちょうど零時です。">
            <text:p>今ちょうど零時です。</text:p>
          </table:table-cell>
          <table:table-cell office:value-type="string" office:value="いま ちょうど れい じ です。">
            <text:p>いま ちょうど れい じ です。</text:p>
          </table:table-cell>
          <table:table-cell office:value-type="string" office:value="It's exactly midnight now.">
            <text:p>It's exactly midnight now.</text:p>
          </table:table-cell>
          <table:table-cell office:value-type="string" office:value="日本語のテストで零点を取った。">
            <text:p>日本語のテストで零点を取った。</text:p>
          </table:table-cell>
          <table:table-cell office:value-type="string" office:value="にほんご の テスト で れい てん を とった。">
            <text:p>にほんご の テスト で れい てん を とった。</text:p>
          </table:table-cell>
          <table:table-cell office:value-type="string" office:value="I got a zero on the Japanese test.">
            <text:p>I got a zero on the Japanese tes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雲">
            <text:p>雲</text:p>
          </table:table-cell>
          <table:table-cell office:value-type="string" office:value="くも">
            <text:p>くも</text:p>
          </table:table-cell>
          <table:table-cell office:value-type="string" office:value="cloud">
            <text:p>clou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雲が多い。">
            <text:p>今日は雲が多い。</text:p>
          </table:table-cell>
          <table:table-cell office:value-type="string" office:value="きょう は くも が おおい。">
            <text:p>きょう は くも が おおい。</text:p>
          </table:table-cell>
          <table:table-cell office:value-type="string" office:value="It's cloudy today.">
            <text:p>It's cloudy today.</text:p>
          </table:table-cell>
          <table:table-cell office:value-type="string" office:value="あの雲は鳥みたいだ。">
            <text:p>あの雲は鳥みたいだ。</text:p>
          </table:table-cell>
          <table:table-cell office:value-type="string" office:value="あの くも は とり みたい だ。">
            <text:p>あの くも は とり みたい だ。</text:p>
          </table:table-cell>
          <table:table-cell office:value-type="string" office:value="That cloud looks like a bird.">
            <text:p>That cloud looks like a bir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空">
            <text:p>空</text:p>
          </table:table-cell>
          <table:table-cell office:value-type="string" office:value="そら">
            <text:p>そら</text:p>
          </table:table-cell>
          <table:table-cell office:value-type="string" office:value="sky">
            <text:p>sk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の写真を撮るのが好きです。">
            <text:p>空の写真を撮るのが好きです。</text:p>
          </table:table-cell>
          <table:table-cell office:value-type="string" office:value="そら の しゃしん を とる の が すき です。">
            <text:p>そら の しゃしん を とる の が すき です。</text:p>
          </table:table-cell>
          <table:table-cell office:value-type="string" office:value="I like to take photographs of the sky.">
            <text:p>I like to take photographs of the sky.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eastern sky is dark.">
            <text:p>The eastern sky is dark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人気">
            <text:p>人気</text:p>
          </table:table-cell>
          <table:table-cell office:value-type="string" office:value="にんき">
            <text:p>にんき</text:p>
          </table:table-cell>
          <table:table-cell office:value-type="string" office:value="popularity">
            <text:p>popular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バンドはとても人気があるよ。">
            <text:p>このバンドはとても人気があるよ。</text:p>
          </table:table-cell>
          <table:table-cell office:value-type="string" office:value="この バンド は とても にんき が ある よ。">
            <text:p>この バンド は とても にんき が ある よ。</text:p>
          </table:table-cell>
          <table:table-cell office:value-type="string" office:value="That band is very popular.">
            <text:p>That band is very popular.</text:p>
          </table:table-cell>
          <table:table-cell office:value-type="string" office:value="あの店は若い人たちに人気です。">
            <text:p>あの店は若い人たちに人気です。</text:p>
          </table:table-cell>
          <table:table-cell office:value-type="string" office:value="あの みせ は わかい ひと たち に にんき です。">
            <text:p>あの みせ は わかい ひと たち に にんき です。</text:p>
          </table:table-cell>
          <table:table-cell office:value-type="string" office:value="That shop is popular among young people.">
            <text:p>That shop is popular among young people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兄さん">
            <text:p>兄さん</text:p>
          </table:table-cell>
          <table:table-cell office:value-type="string" office:value="にいさん">
            <text:p>にいさん</text:p>
          </table:table-cell>
          <table:table-cell office:value-type="string" office:value="(one's own) older brother (polite)">
            <text:p>(one's own) older brothe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さん、おめでとう。">
            <text:p>兄さん、おめでとう。</text:p>
          </table:table-cell>
          <table:table-cell office:value-type="string" office:value="にいさん、おめでとう。">
            <text:p>にいさん、おめでとう。</text:p>
          </table:table-cell>
          <table:table-cell office:value-type="string" office:value="Congratulations, big brother.">
            <text:p>Congratulations, big brother.</text:p>
          </table:table-cell>
          <table:table-cell office:value-type="string" office:value="兄さん、友達から電話だよ。">
            <text:p>兄さん、友達から電話だよ。</text:p>
          </table:table-cell>
          <table:table-cell office:value-type="string" office:value="にいさん、ともだち から でんわ だ よ。">
            <text:p>にいさん、ともだち から でんわ だ よ。</text:p>
          </table:table-cell>
          <table:table-cell office:value-type="string" office:value="Big brother, you've got a phone call from your friend.">
            <text:p>Big brother, you've got a phone call from your friend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姉さん">
            <text:p>姉さん</text:p>
          </table:table-cell>
          <table:table-cell office:value-type="string" office:value="ねえさん">
            <text:p>ねえさん</text:p>
          </table:table-cell>
          <table:table-cell office:value-type="string" office:value="(one's own) older sister (polite)">
            <text:p>(one's own) older siste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さん、ごめんね。">
            <text:p>姉さん、ごめんね。</text:p>
          </table:table-cell>
          <table:table-cell office:value-type="string" office:value="ねえさん、ごめん ね。">
            <text:p>ねえさん、ごめん ね。</text:p>
          </table:table-cell>
          <table:table-cell office:value-type="string" office:value="I'm sorry sis.">
            <text:p>I'm sorry sis.</text:p>
          </table:table-cell>
          <table:table-cell office:value-type="string" office:value="今日は姉さんが朝ごはんを作った。">
            <text:p>今日は姉さんが朝ごはんを作った。</text:p>
          </table:table-cell>
          <table:table-cell office:value-type="string" office:value="きょう は ねえさん が あさ ごはん を つくった。">
            <text:p>きょう は ねえさん が あさ ごはん を つくった。</text:p>
          </table:table-cell>
          <table:table-cell office:value-type="string" office:value="Today, my older sister made a breakfast.">
            <text:p>Today, my older sister made a breakfast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平成">
            <text:p>平成</text:p>
          </table:table-cell>
          <table:table-cell office:value-type="string" office:value="へいせい">
            <text:p>へいせい</text:p>
          </table:table-cell>
          <table:table-cell office:value-type="string" office:value="Heisei era">
            <text:p>Heisei 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平成3年生まれです。">
            <text:p>彼女は平成3年生まれです。</text:p>
          </table:table-cell>
          <table:table-cell office:value-type="string" office:value="かのじょ は へいせい 3 ねん うまれ です。">
            <text:p>かのじょ は へいせい 3 ねん うまれ です。</text:p>
          </table:table-cell>
          <table:table-cell office:value-type="string" office:value="She was born in Heisei Year 3 (1991).">
            <text:p>She was born in Heisei Year 3 (1991).</text:p>
          </table:table-cell>
          <table:table-cell office:value-type="string" office:value="平成は1989年1月8日に始まった。">
            <text:p>平成は1989年1月8日に始まった。</text:p>
          </table:table-cell>
          <table:table-cell office:value-type="string" office:value="へいせい は 1989 ねん いち がつ ようか に はじまった。">
            <text:p>へいせい は 1989 ねん いち がつ ようか に はじまった。</text:p>
          </table:table-cell>
          <table:table-cell office:value-type="string" office:value="Heisei started on January 8, 1989.">
            <text:p>Heisei started on January 8, 1989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毎月">
            <text:p>毎月</text:p>
          </table:table-cell>
          <table:table-cell office:value-type="string" office:value="まいつき">
            <text:p>まいつき</text:p>
          </table:table-cell>
          <table:table-cell office:value-type="string" office:value="every month">
            <text:p>every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月貯金をしています。">
            <text:p>私は毎月貯金をしています。</text:p>
          </table:table-cell>
          <table:table-cell office:value-type="string" office:value="わたし は まいつき ちょきん を して います。">
            <text:p>わたし は まいつき ちょきん を して います。</text:p>
          </table:table-cell>
          <table:table-cell office:value-type="string" office:value="I save money every month.">
            <text:p>I save money every month.</text:p>
          </table:table-cell>
          <table:table-cell office:value-type="string" office:value="私は毎月出張があります。">
            <text:p>私は毎月出張があります。</text:p>
          </table:table-cell>
          <table:table-cell office:value-type="string" office:value="わたし は まいつき しゅっちょう が あります。">
            <text:p>わたし は まいつき しゅっちょう が あります。</text:p>
          </table:table-cell>
          <table:table-cell office:value-type="string" office:value="I go on a business trip every month.">
            <text:p>I go on a business trip every mon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半日">
            <text:p>半日</text:p>
          </table:table-cell>
          <table:table-cell office:value-type="string" office:value="はんにち">
            <text:p>はんにち</text:p>
          </table:table-cell>
          <table:table-cell office:value-type="string" office:value="half a day">
            <text:p>half a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半日だけ仕事だ。">
            <text:p>今日は半日だけ仕事だ。</text:p>
          </table:table-cell>
          <table:table-cell office:value-type="string" office:value="きょう は はんにち だけ しごと だ。">
            <text:p>きょう は はんにち だけ しごと だ。</text:p>
          </table:table-cell>
          <table:table-cell office:value-type="string" office:value="I'm working only a half-day today.">
            <text:p>I'm working only a half-day today.</text:p>
          </table:table-cell>
          <table:table-cell office:value-type="string" office:value="パソコンを直すのに半日かかりました。">
            <text:p>パソコンを直すのに半日かかりました。</text:p>
          </table:table-cell>
          <table:table-cell office:value-type="string" office:value="パソコン を なおす の に はんにち かかりました。">
            <text:p>パソコン を なおす の に はんにち かかりました。</text:p>
          </table:table-cell>
          <table:table-cell office:value-type="string" office:value="It took me half a day to fix my personal computer.">
            <text:p>It took me half a day to fix my personal computer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半月">
            <text:p>半月</text:p>
          </table:table-cell>
          <table:table-cell office:value-type="string" office:value="はんつき">
            <text:p>はんつき</text:p>
          </table:table-cell>
          <table:table-cell office:value-type="string" office:value="half a month">
            <text:p>half a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半月前に日本に来ました。">
            <text:p>半月前に日本に来ました。</text:p>
          </table:table-cell>
          <table:table-cell office:value-type="string" office:value="はんつき まえ に にほん に きました。">
            <text:p>はんつき まえ に にほん に きました。</text:p>
          </table:table-cell>
          <table:table-cell office:value-type="string" office:value="I came to Japan half a month ago.">
            <text:p>I came to Japan half a month ago.</text:p>
          </table:table-cell>
          <table:table-cell office:value-type="string" office:value="私のお祖母ちゃんは半月に一度お医者さんに行きます。">
            <text:p>私のお祖母ちゃんは半月に一度お医者さんに行きます。</text:p>
          </table:table-cell>
          <table:table-cell office:value-type="string" office:value="わたし の おばあちゃん は はんつき に いち ど おいしゃさん に いきます。">
            <text:p>わたし の おばあちゃん は はんつき に いち ど おいしゃさん に いきます。</text:p>
          </table:table-cell>
          <table:table-cell office:value-type="string" office:value="My grandmother goes to a doctor once in half a month.">
            <text:p>My grandmother goes to a doctor once in half a mon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半月">
            <text:p>半月</text:p>
          </table:table-cell>
          <table:table-cell office:value-type="string" office:value="はんつき">
            <text:p>はんつき</text:p>
          </table:table-cell>
          <table:table-cell office:value-type="string" office:value="half a month">
            <text:p>half a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半月前に日本に来ました。">
            <text:p>半月前に日本に来ました。</text:p>
          </table:table-cell>
          <table:table-cell office:value-type="string" office:value="はんつき まえ に にほん に きました。">
            <text:p>はんつき まえ に にほん に きました。</text:p>
          </table:table-cell>
          <table:table-cell office:value-type="string" office:value="I came to Japan half a month ago.">
            <text:p>I came to Japan half a month ago.</text:p>
          </table:table-cell>
          <table:table-cell office:value-type="string" office:value="私のお祖母ちゃんは半月に一度お医者さんに行きます。">
            <text:p>私のお祖母ちゃんは半月に一度お医者さんに行きます。</text:p>
          </table:table-cell>
          <table:table-cell office:value-type="string" office:value="わたし の おばあちゃん は はんつき に いち ど おいしゃさん に いきます。">
            <text:p>わたし の おばあちゃん は はんつき に いち ど おいしゃさん に いきます。</text:p>
          </table:table-cell>
          <table:table-cell office:value-type="string" office:value="My grandmother goes to a doctor once in half a month.">
            <text:p>My grandmother goes to a doctor once in half a month.</text:p>
          </table:table-cell>
          <table:table-cell office:value-type="string" office:value="C1K">
            <text:p>C1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